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258BA70D8E062C4CE96.jpg" manifest:media-type="image/jpeg"/>
  <manifest:file-entry manifest:full-path="Pictures/100000000000032000000258E33DF91F270FA9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95cm" fo:min-width="9.55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7.671cm" fo:min-width="9.552cm"/>
    </style:style>
    <style:style style:name="gr4" style:family="graphic" style:parent-style-name="standard">
      <style:graphic-properties draw:stroke="none" svg:stroke-color="#000000" draw:fill="none" draw:fill-color="#ffffff" draw:textarea-horizontal-align="left" draw:auto-grow-height="true" draw:auto-grow-width="false" fo:min-height="14.2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047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2.2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80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93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3.419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3.8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4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4.913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8.72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797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4.22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2.451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3.971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4.788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3.677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2.484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96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3.658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3.14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2.894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3.476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4.361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3.18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14.27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14.461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08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14.623cm" fo:min-width="0cm"/>
    </style:style>
    <style:style style:name="pr1" style:family="presentation" style:parent-style-name="keyboard-title">
      <style:graphic-properties fo:min-height="3.798cm"/>
    </style:style>
    <style:style style:name="pr2" style:family="presentation" style:parent-style-name="keyboard-title">
      <style:graphic-properties draw:stroke="none" draw:fill="none" fo:min-height="3.217cm"/>
    </style:style>
    <style:style style:name="pr3" style:family="presentation" style:parent-style-name="keyboard-notes">
      <style:graphic-properties draw:fill-color="#ffffff" draw:auto-grow-height="true" fo:min-height="11.411cm"/>
    </style:style>
    <style:style style:name="pr4" style:family="presentation" style:parent-style-name="keyboard-title">
      <style:graphic-properties fo:min-height="12.906cm"/>
    </style:style>
    <style:style style:name="pr5" style:family="presentation" style:parent-style-name="keyboard-title" style:list-style-name="L2">
      <style:graphic-properties draw:stroke="none" draw:fill="none" fo:min-height="3.217cm"/>
    </style:style>
    <style:style style:name="pr6" style:family="presentation" style:parent-style-name="keyboard-title" style:list-style-name="L2">
      <style:graphic-properties draw:stroke="none" draw:fill="none" fo:min-height="3.217cm"/>
    </style:style>
    <style:style style:name="pr7" style:family="presentation" style:parent-style-name="keyboard-title" style:list-style-name="L2">
      <style:graphic-properties draw:stroke="none" draw:fill="none" fo:min-height="3.217cm"/>
    </style:style>
    <style:style style:name="pr8" style:family="presentation" style:parent-style-name="keyboard-title" style:list-style-name="L2">
      <style:graphic-properties draw:stroke="none" draw:fill="none" fo:min-height="3.217cm"/>
    </style:style>
    <style:style style:name="pr9" style:family="presentation" style:parent-style-name="keyboard-title" style:list-style-name="L2">
      <style:graphic-properties draw:stroke="none" draw:fill="none" fo:min-height="3.217cm"/>
    </style:style>
    <style:style style:name="pr10" style:family="presentation" style:parent-style-name="keyboard-title" style:list-style-name="L2">
      <style:graphic-properties draw:stroke="none" draw:fill="none" fo:min-height="3.217cm"/>
    </style:style>
    <style:style style:name="pr11" style:family="presentation" style:parent-style-name="keyboard-title" style:list-style-name="L2">
      <style:graphic-properties draw:stroke="none" draw:fill="none" fo:min-height="3.217cm"/>
    </style:style>
    <style:style style:name="pr12" style:family="presentation" style:parent-style-name="keyboard-title" style:list-style-name="L2">
      <style:graphic-properties draw:stroke="none" draw:fill="none" fo:min-height="3.217cm"/>
    </style:style>
    <style:style style:name="pr13" style:family="presentation" style:parent-style-name="keyboard-title" style:list-style-name="L2">
      <style:graphic-properties draw:stroke="none" draw:fill="none" fo:min-height="3.217cm"/>
    </style:style>
    <style:style style:name="pr14" style:family="presentation" style:parent-style-name="keyboard-title" style:list-style-name="L2">
      <style:graphic-properties draw:stroke="none" draw:fill="none" fo:min-height="3.217cm"/>
    </style:style>
    <style:style style:name="pr15" style:family="presentation" style:parent-style-name="keyboard-title" style:list-style-name="L2">
      <style:graphic-properties draw:stroke="none" draw:fill="none" fo:min-height="3.217cm"/>
    </style:style>
    <style:style style:name="pr16" style:family="presentation" style:parent-style-name="keyboard-title" style:list-style-name="L2">
      <style:graphic-properties draw:stroke="none" draw:fill="none" fo:min-height="3.217cm"/>
    </style:style>
    <style:style style:name="pr17" style:family="presentation" style:parent-style-name="keyboard-title" style:list-style-name="L2">
      <style:graphic-properties draw:stroke="none" draw:fill="none" fo:min-height="1.72cm"/>
    </style:style>
    <style:style style:name="pr18" style:family="presentation" style:parent-style-name="keyboard-title" style:list-style-name="L2">
      <style:graphic-properties draw:stroke="none" draw:fill="none" fo:min-height="1.72cm"/>
    </style:style>
    <style:style style:name="pr19" style:family="presentation" style:parent-style-name="keyboard-title" style:list-style-name="L2">
      <style:graphic-properties draw:stroke="none" draw:fill="none" fo:min-height="1.72cm"/>
    </style:style>
    <style:style style:name="pr20" style:family="presentation" style:parent-style-name="keyboard-title" style:list-style-name="L2">
      <style:graphic-properties draw:stroke="none" draw:fill="none" fo:min-height="3.217cm"/>
    </style:style>
    <style:style style:name="pr21" style:family="presentation" style:parent-style-name="keyboard-title" style:list-style-name="L2">
      <style:graphic-properties draw:stroke="none" draw:fill="none" fo:min-height="3.217cm"/>
    </style:style>
    <style:style style:name="pr22" style:family="presentation" style:parent-style-name="keyboard-title" style:list-style-name="L2">
      <style:graphic-properties draw:stroke="none" draw:fill="none" fo:min-height="3.217cm"/>
    </style:style>
    <style:style style:name="pr23" style:family="presentation" style:parent-style-name="keyboard-title" style:list-style-name="L2">
      <style:graphic-properties draw:stroke="none" draw:fill="none" fo:min-height="3.217cm"/>
    </style:style>
    <style:style style:name="pr24" style:family="presentation" style:parent-style-name="keyboard-title" style:list-style-name="L2">
      <style:graphic-properties draw:stroke="none" draw:fill="none" fo:min-height="3.217cm"/>
    </style:style>
    <style:style style:name="pr25" style:family="presentation" style:parent-style-name="keyboard-title" style:list-style-name="L2">
      <style:graphic-properties draw:stroke="none" draw:fill="none" fo:min-height="3.217cm"/>
    </style:style>
    <style:style style:name="pr26" style:family="presentation" style:parent-style-name="keyboard-title" style:list-style-name="L2">
      <style:graphic-properties draw:stroke="none" draw:fill="none" fo:min-height="3.217cm"/>
    </style:style>
    <style:style style:name="pr27" style:family="presentation" style:parent-style-name="keyboard-title" style:list-style-name="L2">
      <style:graphic-properties draw:stroke="none" draw:fill="none" fo:min-height="3.217cm"/>
    </style:style>
    <style:style style:name="pr28" style:family="presentation" style:parent-style-name="keyboard-title" style:list-style-name="L2">
      <style:graphic-properties draw:stroke="none" draw:fill="none" fo:min-height="3.217cm"/>
    </style:style>
    <style:style style:name="pr29" style:family="presentation" style:parent-style-name="keyboard-title" style:list-style-name="L2">
      <style:graphic-properties draw:stroke="none" draw:fill="none" fo:min-height="3.217cm"/>
    </style:style>
    <style:style style:name="pr30" style:family="presentation" style:parent-style-name="keyboard-title" style:list-style-name="L2">
      <style:graphic-properties draw:stroke="none" draw:fill="none" fo:min-height="3.217cm"/>
    </style:style>
    <style:style style:name="pr31" style:family="presentation" style:parent-style-name="keyboard-title" style:list-style-name="L2">
      <style:graphic-properties draw:stroke="none" draw:fill="none" fo:min-height="3.217cm"/>
    </style:style>
    <style:style style:name="pr32" style:family="presentation" style:parent-style-name="keyboard-title" style:list-style-name="L2">
      <style:graphic-properties draw:stroke="none" draw:fill="none" fo:min-height="3.217cm"/>
    </style:style>
    <style:style style:name="pr33" style:family="presentation" style:parent-style-name="keyboard-title" style:list-style-name="L2">
      <style:graphic-properties draw:stroke="none" draw:fill="none" fo:min-height="3.217cm"/>
    </style:style>
    <style:style style:name="pr34" style:family="presentation" style:parent-style-name="keyboard-title" style:list-style-name="L2">
      <style:graphic-properties draw:stroke="none" draw:fill="none" fo:min-height="3.217cm"/>
    </style:style>
    <style:style style:name="pr35" style:family="presentation" style:parent-style-name="keyboard-title" style:list-style-name="L2">
      <style:graphic-properties draw:stroke="none" draw:fill="none" fo:min-height="3.217cm"/>
    </style:style>
    <style:style style:name="pr36" style:family="presentation" style:parent-style-name="keyboard-title" style:list-style-name="L2">
      <style:graphic-properties draw:stroke="none" draw:fill="none" fo:min-height="3.217cm"/>
    </style:style>
    <style:style style:name="pr37" style:family="presentation" style:parent-style-name="keyboard-title" style:list-style-name="L2">
      <style:graphic-properties draw:stroke="none" draw:fill="none" fo:min-height="3.217cm"/>
    </style:style>
    <style:style style:name="pr38" style:family="presentation" style:parent-style-name="keyboard-title" style:list-style-name="L2">
      <style:graphic-properties draw:stroke="none" draw:fill="none" fo:min-height="3.217cm"/>
    </style:style>
    <style:style style:name="pr39" style:family="presentation" style:parent-style-name="keyboard-title" style:list-style-name="L2">
      <style:graphic-properties draw:stroke="none" draw:fill="none" fo:min-height="3.217cm"/>
    </style:style>
    <style:style style:name="pr40" style:family="presentation" style:parent-style-name="keyboard-title" style:list-style-name="L2">
      <style:graphic-properties draw:stroke="none" draw:fill="none" fo:min-height="3.217cm"/>
    </style:style>
    <style:style style:name="pr41" style:family="presentation" style:parent-style-name="keyboard-title" style:list-style-name="L2">
      <style:graphic-properties draw:stroke="none" draw:fill="none" fo:min-height="3.217cm"/>
    </style:style>
    <style:style style:name="pr42" style:family="presentation" style:parent-style-name="keyboard-title" style:list-style-name="L2">
      <style:graphic-properties draw:stroke="none" draw:fill="none" fo:min-height="3.217cm"/>
    </style:style>
    <style:style style:name="pr43" style:family="presentation" style:parent-style-name="keyboard-title" style:list-style-name="L2">
      <style:graphic-properties draw:stroke="none" draw:fill="none" fo:min-height="3.217cm"/>
    </style:style>
    <style:style style:name="pr44" style:family="presentation" style:parent-style-name="keyboard-title" style:list-style-name="L2">
      <style:graphic-properties draw:stroke="none" draw:fill="none" fo:min-height="3.217cm"/>
    </style:style>
    <style:style style:name="pr45" style:family="presentation" style:parent-style-name="keyboard-title" style:list-style-name="L2">
      <style:graphic-properties draw:stroke="none" draw:fill="none" fo:min-height="3.217cm"/>
    </style:style>
    <style:style style:name="pr46" style:family="presentation" style:parent-style-name="keyboard-title" style:list-style-name="L2">
      <style:graphic-properties draw:stroke="none" draw:fill="none" fo:min-height="3.217cm"/>
    </style:style>
    <style:style style:name="pr47" style:family="presentation" style:parent-style-name="keyboard-title" style:list-style-name="L2">
      <style:graphic-properties draw:stroke="none" draw:fill="none" fo:min-height="3.217cm"/>
    </style:style>
    <style:style style:name="pr48" style:family="presentation" style:parent-style-name="keyboard-title" style:list-style-name="L2">
      <style:graphic-properties draw:stroke="none" draw:fill="none" fo:min-height="3.217cm"/>
    </style:style>
    <style:style style:name="pr49" style:family="presentation" style:parent-style-name="keyboard-title" style:list-style-name="L2">
      <style:graphic-properties draw:stroke="none" draw:fill="none" fo:min-height="3.217cm"/>
    </style:style>
    <style:style style:name="pr50" style:family="presentation" style:parent-style-name="keyboard-title" style:list-style-name="L2">
      <style:graphic-properties draw:stroke="none" draw:fill="none" fo:min-height="3.217cm"/>
    </style:style>
    <style:style style:name="pr51" style:family="presentation" style:parent-style-name="keyboard-title" style:list-style-name="L2">
      <style:graphic-properties draw:stroke="none" draw:fill="none" fo:min-height="3.217cm"/>
    </style:style>
    <style:style style:name="pr52" style:family="presentation" style:parent-style-name="keyboard-title" style:list-style-name="L2">
      <style:graphic-properties draw:stroke="none" draw:fill="none" fo:min-height="3.217cm"/>
    </style:style>
    <style:style style:name="pr53" style:family="presentation" style:parent-style-name="keyboard-title" style:list-style-name="L2">
      <style:graphic-properties draw:stroke="none" draw:fill="none" fo:min-height="3.217cm"/>
    </style:style>
    <style:style style:name="pr54" style:family="presentation" style:parent-style-name="keyboard-title" style:list-style-name="L2">
      <style:graphic-properties draw:stroke="none" draw:fill="none" fo:min-height="3.217cm"/>
    </style:style>
    <style:style style:name="pr55" style:family="presentation" style:parent-style-name="keyboard-title" style:list-style-name="L2">
      <style:graphic-properties draw:stroke="none" draw:fill="none" fo:min-height="3.217cm"/>
    </style:style>
    <style:style style:name="pr56" style:family="presentation" style:parent-style-name="keyboard-title" style:list-style-name="L2">
      <style:graphic-properties draw:stroke="none" draw:fill="none" fo:min-height="3.217cm"/>
    </style:style>
    <style:style style:name="pr57" style:family="presentation" style:parent-style-name="keyboard-title" style:list-style-name="L2">
      <style:graphic-properties draw:stroke="none" draw:fill="none" fo:min-height="3.217cm"/>
    </style:style>
    <style:style style:name="pr58" style:family="presentation" style:parent-style-name="keyboard-title" style:list-style-name="L2">
      <style:graphic-properties draw:stroke="none" draw:fill="none" fo:min-height="3.217cm"/>
    </style:style>
    <style:style style:name="pr59" style:family="presentation" style:parent-style-name="keyboard-title" style:list-style-name="L2">
      <style:graphic-properties draw:stroke="none" draw:fill="none" fo:min-height="3.217cm"/>
    </style:style>
    <style:style style:name="pr60" style:family="presentation" style:parent-style-name="keyboard-title" style:list-style-name="L2">
      <style:graphic-properties draw:stroke="none" draw:fill="none" fo:min-height="3.217cm"/>
    </style:style>
    <style:style style:name="pr61" style:family="presentation" style:parent-style-name="keyboard-title" style:list-style-name="L2">
      <style:graphic-properties draw:stroke="none" draw:fill="none" fo:min-height="3.217cm"/>
    </style:style>
    <style:style style:name="pr62" style:family="presentation" style:parent-style-name="keyboard-title" style:list-style-name="L2">
      <style:graphic-properties draw:stroke="none" draw:fill="none" fo:min-height="3.217cm"/>
    </style:style>
    <style:style style:name="pr63" style:family="presentation" style:parent-style-name="keyboard-title" style:list-style-name="L2">
      <style:graphic-properties draw:stroke="none" draw:fill="none" fo:min-height="3.217cm"/>
    </style:style>
    <style:style style:name="pr64" style:family="presentation" style:parent-style-name="keyboard-title" style:list-style-name="L2">
      <style:graphic-properties draw:stroke="none" draw:fill="none" fo:min-height="3.217cm"/>
    </style:style>
    <style:style style:name="pr65" style:family="presentation" style:parent-style-name="keyboard-title" style:list-style-name="L2">
      <style:graphic-properties draw:stroke="none" draw:fill="none" fo:min-height="3.217cm"/>
    </style:style>
    <style:style style:name="pr66" style:family="presentation" style:parent-style-name="keyboard-title" style:list-style-name="L2">
      <style:graphic-properties draw:stroke="none" draw:fill="none" fo:min-height="3.217cm"/>
    </style:style>
    <style:style style:name="P1" style:family="paragraph">
      <style:paragraph-properties fo:margin-left="0cm" fo:margin-right="0cm" fo:text-align="center" fo:text-indent="0cm"/>
    </style:style>
    <style:style style:name="P2" style:family="paragraph">
      <loext:graphic-properties draw:fill="none"/>
      <style:paragraph-properties fo:margin-left="0cm" fo:margin-right="0cm" fo:text-align="center" fo:text-indent="0cm"/>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Courier New" fo:font-size="44pt" fo:font-weight="bold" style:font-size-asian="44pt" style:font-weight-asian="bold" style:font-size-complex="44pt" style:font-weight-complex="bold"/>
    </style:style>
    <style:style style:name="P6" style:family="paragraph">
      <loext:graphic-properties draw:fill-color="#ffffff"/>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16pt" style:font-name-asian="CourierNewPSMT" style:font-size-asian="16pt" style:font-name-complex="CourierNewPSMT" style:font-size-complex="9.10000038146973pt"/>
    </style:style>
    <style:style style:name="P9"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loext:graphic-properties draw:fill="none"/>
      <style:paragraph-properties fo:margin-left="0cm" fo:margin-right="0cm" fo:text-align="center" fo:text-indent="0cm"/>
      <style:text-properties fo:font-size="40pt"/>
    </style:style>
    <style:style style:name="P11"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loext:graphic-properties draw:fill-color="#ffffff"/>
      <style:text-properties fo:font-size="20pt"/>
    </style:style>
    <style:style style:name="P13" style:family="paragraph">
      <loext:graphic-properties draw:fill="none"/>
      <style:paragraph-properties fo:margin-left="0cm" fo:margin-right="0cm" fo:text-align="center" fo:text-indent="0cm"/>
      <style:text-properties fo:font-size="44pt"/>
    </style:style>
    <style:style style:name="P14"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40pt" style:font-name-asian="CourierNewPSMT" style:font-size-asian="40pt" style:font-name-complex="CourierNewPSMT" style:font-size-complex="40pt"/>
    </style:style>
    <style:style style:name="P15" style:family="paragraph">
      <style:paragraph-properties fo:margin-left="0cm" fo:margin-right="0cm" fo:margin-top="0cm" fo:margin-bottom="0cm" fo:line-height="100%" fo:text-align="start" fo:text-indent="0cm"/>
    </style:style>
    <style:style style:name="P16" style:family="paragraph">
      <style:paragraph-properties style:text-autospace="none"/>
    </style:style>
    <style:style style:name="P17" style:family="paragraph">
      <style:paragraph-properties fo:margin-left="0cm" fo:margin-right="0cm" fo:margin-top="0cm" fo:margin-bottom="0cm" fo:line-height="100%" fo:text-align="start"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font-name="Times New Roman" fo:font-size="40pt" fo:font-weight="bold" style:font-weight-asian="bold" style:font-weight-complex="bold"/>
    </style:style>
    <style:style style:name="T2" style:family="text">
      <style:text-properties style:font-name="Times New Roman" fo:font-weight="bold" style:font-weight-asian="bold" style:font-weight-complex="bold"/>
    </style:style>
    <style:style style:name="T3" style:family="text">
      <style:text-properties style:font-name="Courier New" fo:font-size="60pt" fo:font-weight="bold" style:font-size-asian="60pt" style:font-weight-asian="bold" style:font-size-complex="60pt" style:font-weight-complex="bold"/>
    </style:style>
    <style:style style:name="T4" style:family="text">
      <style:text-properties style:font-name="Courier New" fo:font-size="28pt" fo:font-weight="normal" style:font-size-asian="28pt" style:font-weight-asian="normal" style:font-size-complex="28pt" style:font-weight-complex="normal"/>
    </style:style>
    <style:style style:name="T5" style:family="text">
      <style:text-properties style:font-name="Courier New" fo:font-size="28pt" fo:font-weight="bold" style:font-size-asian="28pt" style:font-weight-asian="bold" style:font-size-complex="28pt" style:font-weight-complex="bold"/>
    </style:style>
    <style:style style:name="T6" style:family="text">
      <style:text-properties style:font-name="Courier New" fo:font-size="22pt" fo:font-weight="bold" style:font-size-asian="44pt" style:font-weight-asian="bold" style:font-size-complex="44pt" style:font-weight-complex="bold"/>
    </style:style>
    <style:style style:name="T7" style:family="text">
      <style:text-properties style:font-name="Courier New" fo:font-size="44pt" fo:font-weight="bold" style:font-size-asian="44pt" style:font-weight-asian="bold" style:font-size-complex="44pt" style:font-weight-complex="bold"/>
    </style:style>
    <style:style style:name="T8" style:family="text">
      <style:text-properties style:font-name="CourierNewPSMT" fo:font-size="40pt" style:font-name-asian="CourierNewPSMT" style:font-size-asian="40pt" style:font-name-complex="CourierNewPSMT" style:font-size-complex="40pt"/>
    </style:style>
    <style:style style:name="T9" style:family="text">
      <style:text-properties style:font-name="CourierNewPSMT" fo:font-size="28pt" style:font-name-asian="CourierNewPSMT" style:font-size-asian="28pt" style:font-name-complex="CourierNewPSMT" style:font-size-complex="28pt"/>
    </style:style>
    <style:style style:name="T10" style:family="text">
      <style:text-properties style:font-name="CourierNewPSMT" fo:font-size="36pt" style:font-name-asian="CourierNewPSMT" style:font-size-asian="36pt" style:font-name-complex="CourierNewPSMT" style:font-size-complex="36pt"/>
    </style:style>
    <style:style style:name="T11" style:family="text">
      <style:text-properties style:font-name="CourierNewPSMT" fo:font-size="16pt" style:font-name-asian="CourierNewPSMT" style:font-size-asian="16pt" style:font-name-complex="CourierNewPSMT" style:font-size-complex="9.10000038146973pt"/>
    </style:style>
    <style:style style:name="T12" style:family="text">
      <style:text-properties style:font-name="CourierNewPSMT" fo:font-size="28pt" fo:font-weight="bold" style:font-name-asian="CourierNewPSMT" style:font-size-asian="28pt" style:font-weight-asian="bold" style:font-name-complex="CourierNewPSMT" style:font-size-complex="28pt" style:font-weight-complex="bold"/>
    </style:style>
    <style:style style:name="T13" style:family="text">
      <style:text-properties style:font-name="CourierNewPSMT" fo:font-size="40pt" fo:font-weight="bold" style:font-name-asian="CourierNewPSMT" style:font-size-asian="40pt" style:font-weight-asian="bold" style:font-name-complex="CourierNewPSMT" style:font-size-complex="40pt" style:font-weight-complex="bold"/>
    </style:style>
    <style:style style:name="T14"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weight-asian="bold" style:font-name-complex="CourierNewPSMT" style:font-size-complex="28pt" style:font-weight-complex="bold"/>
    </style:style>
    <style:style style:name="T15" style:family="text">
      <style:text-properties style:font-name="CourierNewPSMT" fo:font-size="32pt" fo:font-weight="bold" style:font-name-asian="CourierNewPSMT" style:font-size-asian="32pt" style:font-weight-asian="bold" style:font-name-complex="CourierNewPSMT" style:font-size-complex="32pt" style:font-weight-complex="bold"/>
    </style:style>
    <style:style style:name="T16" style:family="text">
      <style:text-properties style:font-name="CourierNewPSMT" fo:font-size="32pt" style:font-name-asian="CourierNewPSMT" style:font-size-asian="32pt" style:font-name-complex="CourierNewPSMT" style:font-size-complex="32pt"/>
    </style:style>
    <style:style style:name="T17" style:family="text">
      <style:text-properties style:font-name="CourierNewPSMT" fo:font-size="28pt" fo:font-weight="normal" style:font-name-asian="CourierNewPSMT" style:font-size-asian="28pt" style:font-weight-asian="normal" style:font-name-complex="CourierNewPSMT" style:font-size-complex="28pt" style:font-weight-complex="normal"/>
    </style:style>
    <style:style style:name="T18" style:family="text">
      <style:text-properties style:font-name="CourierNewPSMT" fo:font-size="32pt" fo:font-weight="normal" style:font-name-asian="CourierNewPSMT" style:font-size-asian="32pt" style:font-weight-asian="normal" style:font-name-complex="CourierNewPSMT" style:font-size-complex="32pt" style:font-weight-complex="normal"/>
    </style:style>
    <style:style style:name="T19" style:family="text">
      <style:text-properties style:font-name="Times New Roman" fo:font-size="44pt" fo:font-weight="bold" style:font-weight-asian="bold" style:font-weight-complex="bold"/>
    </style:style>
    <style:style style:name="T20" style:family="text">
      <style:text-properties style:font-name="CourierNewPSMT" fo:font-size="28pt" fo:font-style="normal" fo:font-weight="bold" style:font-name-asian="CourierNewPSMT" style:font-size-asian="28pt" style:font-style-asian="normal" style:font-weight-asian="bold" style:font-name-complex="CourierNewPSMT" style:font-size-complex="28pt" style:font-style-complex="normal" style:font-weight-complex="bold"/>
    </style:style>
    <style:style style:name="T21"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normal"/>
    </style:style>
    <style:style style:name="T22"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bold"/>
    </style:style>
    <style:style style:name="T23" style:family="text">
      <style:text-properties style:font-name="CourierNewPSMT" fo:font-size="40pt" fo:font-style="normal" fo:font-weight="bold" style:font-name-asian="CourierNewPSMT" style:font-size-asian="40pt" style:font-style-asian="normal" style:font-weight-asian="bold" style:font-name-complex="CourierNewPSMT" style:font-size-complex="40pt" style:font-style-complex="normal" style:font-weight-complex="bold"/>
    </style:style>
    <style:style style:name="T24" style:family="text">
      <style:text-properties style:font-name="CourierNewPSMT" fo:font-size="40pt" fo:font-weight="normal" style:font-name-asian="CourierNewPSMT" style:font-size-asian="40pt" style:font-weight-asian="normal" style:font-name-complex="CourierNewPSMT" style:font-size-complex="40pt" style:font-weight-complex="normal"/>
    </style:style>
    <style:style style:name="T25"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26" style:family="text">
      <style:text-properties fo:color="#000000" style:text-outline="false" style:text-line-through-style="none" style:text-line-through-type="none" style:font-name="CourierNewPSMT1" fo:font-size="40pt" fo:font-style="normal" fo:text-shadow="none" style:text-underline-style="none" fo:font-weight="normal" style:font-name-asian="CourierNewPSMT1" style:font-size-asian="40pt" style:font-weight-asian="normal" style:font-name-complex="CourierNewPSMT1" style:font-size-complex="40pt" style:font-weight-complex="normal"/>
    </style:style>
    <style:style style:name="T27" style:family="text">
      <style:text-properties fo:color="#000000" style:text-outline="false" style:text-line-through-style="none" style:text-line-through-type="none" style:font-name="CourierNewPSMT1"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28" style:family="text">
      <style:text-properties style:font-name="CourierNewPSMT" fo:font-size="24pt" style:font-name-asian="CourierNewPSMT" style:font-size-asian="24pt" style:font-name-complex="CourierNewPSMT" style:font-size-complex="24pt"/>
    </style:style>
    <style:style style:name="T29" style:family="text">
      <style:text-properties fo:color="#000000" style:text-outline="false" style:text-line-through-style="none" style:text-line-through-type="none" style:font-name="CourierNewPSMT"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0"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name-complex="CourierNewPSMT" style:font-size-complex="40pt"/>
    </style:style>
    <style:style style:name="T31" style:family="text">
      <style:text-properties fo:color="#000000" style:text-outline="false" style:text-line-through-style="none" style:text-line-through-type="none" style:font-name="CourierNewPSMT" fo:font-size="32pt" fo:font-style="normal" fo:text-shadow="none" style:text-underline-style="none" fo:font-weight="bold" style:font-name-asian="CourierNewPSMT" style:font-size-asian="32pt" style:font-weight-asian="bold" style:font-name-complex="CourierNewPSMT" style:font-size-complex="32pt" style:font-weight-complex="bold"/>
    </style:style>
    <style:style style:name="T32"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36pt" style:font-weight-asian="normal" style:font-name-complex="CourierNewPSMT" style:font-size-complex="36pt" style:font-weight-complex="normal"/>
    </style:style>
    <style:style style:name="T33"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18pt" style:font-weight-asian="normal" style:font-name-complex="CourierNewPSMT" style:font-size-complex="18pt" style:font-weight-complex="normal"/>
    </style:style>
    <style:style style:name="T34"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35"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6"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37" style:family="text">
      <style:text-properties fo:color="#000000" style:text-outline="false" style:text-line-through-style="none" style:text-line-through-type="none" style:font-name="CourierNewPSMT" fo:font-size="36pt" fo:font-style="normal" fo:text-shadow="none" style:text-underline-style="none" fo:font-weight="bold" style:font-name-asian="CourierNewPSMT" style:font-size-asian="36pt" style:font-weight-asian="bold" style:font-name-complex="CourierNewPSMT" style:font-size-complex="36pt" style:font-weight-complex="bold"/>
    </style:style>
    <style:style style:name="T38" style:family="text">
      <style:text-properties fo:color="#000000" style:text-outline="false" style:text-line-through-style="none" style:text-line-through-type="none" style:font-name="CourierNewPSMT" fo:font-size="32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39"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weight-asian="normal" style:font-name-complex="CourierNewPSMT" style:font-size-complex="28pt" style:font-weight-complex="normal"/>
    </style:style>
    <style:style style:name="T40"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style-asian="normal" style:font-weight-asian="bold" style:font-name-complex="CourierNewPSMT" style:font-size-complex="28pt" style:font-style-complex="normal" style:font-weight-complex="bold"/>
    </style:style>
    <style:style style:name="T41"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style-asian="normal" style:font-weight-asian="normal" style:font-name-complex="CourierNewPSMT" style:font-size-complex="28pt" style:font-style-complex="normal" style:font-weight-complex="normal"/>
    </style:style>
    <style:style style:name="T42"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43" style:family="text">
      <style:text-properties fo:color="#000000" style:text-outline="false" style:text-line-through-style="none" style:text-line-through-type="none" style:font-name="CourierNewPSMT" fo:font-size="24pt" fo:font-style="normal" fo:text-shadow="none" style:text-underline-style="none" fo:font-weight="bold" style:font-name-asian="CourierNewPSMT" style:font-size-asian="24pt" style:font-weight-asian="bold" style:font-name-complex="CourierNewPSMT" style:font-size-complex="24pt" style:font-weight-complex="bold"/>
    </style:style>
    <style:style style:name="T44" style:family="text">
      <style:text-properties fo:color="#000000" style:text-outline="false" style:text-line-through-style="none" style:text-line-through-type="none" style:font-name="CourierNewPSMT" fo:font-size="20pt" fo:font-style="normal" fo:text-shadow="none" style:text-underline-style="none" fo:font-weight="bold" style:font-name-asian="CourierNewPSMT" style:font-size-asian="20pt" style:font-weight-asian="bold" style:font-name-complex="CourierNewPSMT" style:font-size-complex="20pt" style:font-weight-complex="bold"/>
    </style:style>
    <style:style style:name="T45" style:family="text">
      <style:text-properties fo:color="#000000" style:text-outline="false" style:text-line-through-style="none" style:text-line-through-type="none" style:font-name="CourierNewPSMT" fo:font-size="22pt" fo:font-style="normal" fo:text-shadow="none" style:text-underline-style="none" fo:font-weight="bold" style:font-name-asian="CourierNewPSMT" style:font-size-asian="22pt" style:font-weight-asian="bold" style:font-name-complex="CourierNewPSMT" style:font-size-complex="22pt" style:font-weight-complex="bold"/>
    </style:style>
    <style:style style:name="T46" style:family="text">
      <style:text-properties style:font-name="CourierNewPSMT" fo:font-size="16pt" fo:font-weight="bold" style:font-name-asian="CourierNewPSMT" style:font-size-asian="40pt" style:font-weight-asian="bold" style:font-name-complex="CourierNewPSMT" style:font-size-complex="40pt" style:font-weight-complex="bold"/>
    </style:style>
    <style:style style:name="T47" style:family="text">
      <style:text-properties fo:color="#000000" style:text-outline="false" style:text-line-through-style="none" style:text-line-through-type="none" style:font-name="CourierNewPSMT" fo:font-size="16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48" style:family="text">
      <style:text-properties fo:color="#000000" style:text-outline="false" style:text-line-through-style="none" style:text-line-through-type="none" style:font-name="CourierNewPSMT1" fo:font-size="32pt" fo:font-style="normal" fo:text-shadow="none" style:text-underline-style="none" fo:font-weight="normal" style:font-name-asian="CourierNewPSMT1" style:font-size-asian="32pt" style:font-weight-asian="normal" style:font-name-complex="CourierNewPSMT1" style:font-size-complex="32pt" style:font-weight-complex="normal"/>
    </style:style>
    <style:style style:name="T49" style:family="text">
      <style:text-properties fo:color="#000000" style:text-outline="false" style:text-line-through-style="none" style:text-line-through-type="none" style:font-name="CourierNewPSMT1" fo:font-size="32pt" fo:font-style="normal" fo:text-shadow="none" style:text-underline-style="none" fo:font-weight="bold" style:font-name-asian="CourierNewPSMT1" style:font-size-asian="32pt" style:font-weight-asian="bold" style:font-name-complex="CourierNewPSMT1" style:font-size-complex="32pt" style:font-weight-complex="bold"/>
    </style:style>
    <style:style style:name="T50"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6pt" style:font-weight-asian="bold" style:font-name-complex="CourierNewPSMT1" style:font-size-complex="16pt" style:font-weight-complex="bold"/>
    </style:style>
    <style:style style:name="T51" style:family="text">
      <style:text-properties fo:color="#000000" style:text-outline="false" style:text-line-through-style="none" style:text-line-through-type="none" style:font-name="CourierNewPSMT1" fo:font-size="18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2"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3" style:family="text">
      <style:text-properties fo:color="#000000" style:text-outline="false" style:text-line-through-style="none" style:text-line-through-type="none" style:font-name="CourierNewPSMT1" fo:font-size="18pt" fo:font-style="normal" fo:text-shadow="none" style:text-underline-style="none" fo:font-weight="normal" style:font-name-asian="CourierNewPSMT1" style:font-size-asian="18pt" style:font-weight-asian="normal" style:font-name-complex="CourierNewPSMT1" style:font-size-complex="18pt" style:font-weight-complex="normal"/>
    </style:style>
    <style:style style:name="T54" style:family="text">
      <style:text-properties fo:color="#000000" style:text-outline="false" style:text-line-through-style="none" style:text-line-through-type="none" style:font-name="CourierNewPSMT1" fo:font-size="36pt" fo:font-style="normal" fo:text-shadow="none" style:text-underline-style="none" fo:font-weight="normal" style:font-name-asian="CourierNewPSMT1" style:font-size-asian="36pt" style:font-weight-asian="normal" style:font-name-complex="CourierNewPSMT1" style:font-size-complex="36pt" style:font-weight-complex="normal"/>
    </style:style>
    <style:style style:name="T55" style:family="text">
      <style:text-properties fo:color="#000000" style:text-outline="false" style:text-line-through-style="none" style:text-line-through-type="none" style:font-name="CourierNewPSMT" fo:font-size="26pt" fo:font-style="normal" fo:text-shadow="none" style:text-underline-style="none" fo:font-weight="bold" style:font-name-asian="CourierNewPSMT" style:font-size-asian="26pt" style:font-weight-asian="bold" style:font-name-complex="CourierNewPSMT" style:font-size-complex="26pt" style:font-weight-complex="bold"/>
    </style:style>
    <style:style style:name="T56" style:family="text">
      <style:text-properties style:font-name="CourierNewPSMT1" fo:font-size="24pt" fo:font-weight="bold" style:font-name-asian="CourierNewPSMT1" style:font-size-asian="24pt" style:font-weight-asian="bold" style:font-name-complex="CourierNewPSMT1" style:font-size-complex="24pt" style:font-weight-complex="bold"/>
    </style:style>
    <style:style style:name="T57" style:family="text">
      <style:text-properties style:font-name="CourierNewPSMT" fo:font-size="24pt" fo:font-weight="bold" style:font-name-asian="CourierNewPSMT" style:font-size-asian="24pt" style:font-weight-asian="bold" style:font-name-complex="CourierNewPSMT" style:font-size-complex="24pt" style:font-weight-complex="bold"/>
    </style:style>
    <style:style style:name="T58" style:family="text">
      <style:text-properties fo:color="#000000" style:text-outline="false" style:text-line-through-style="none" style:text-line-through-type="none" style:font-name="CourierNewPSMT" fo:font-size="40pt" fo:font-style="normal" fo:text-shadow="none" style:text-underline-style="none" style:font-name-asian="CourierNewPSMT" style:font-size-asian="40pt" style:font-name-complex="CourierNewPSMT" style:font-size-complex="40pt"/>
    </style:style>
    <style:style style:name="T59"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40pt" style:font-weight-asian="bold" style:font-name-complex="CourierNewPSMT" style:font-size-complex="40pt" style:font-weight-complex="bold"/>
    </style:style>
    <style:style style:name="T60"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bold" style:font-name-complex="CourierNewPSMT" style:font-size-complex="40pt" style:font-weight-complex="bold"/>
    </style:style>
    <style:style style:name="T61" style:family="text">
      <style:text-properties fo:color="#000000" style:text-outline="false" style:text-line-through-style="none" style:text-line-through-type="none" style:font-name="CourierNewPSMT" fo:font-size="32pt" fo:font-style="normal" fo:text-shadow="none" style:text-underline-style="none" fo:font-weight="normal" style:font-name-asian="CourierNewPSMT" style:font-size-asian="32pt" style:font-weight-asian="bold" style:font-name-complex="CourierNewPSMT"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 draw:text-style-name="P5" draw:layer="layout" svg:width="21.35cm" svg:height="13.95cm" svg:x="4cm" svg:y="4.8cm">
          <draw:text-box>
            <text:p text:style-name="P3"><text:span text:style-name="T3">Before we start</text:span></text:p>
            <text:list text:style-name="L4">
              <text:list-header>
                <text:p text:style-name="P4"><text:span text:style-name="T4"/></text:p>
              </text:list-header>
              <text:list-item>
                <text:p text:style-name="P4"><text:span text:style-name="T4">create a github account (or login)</text:span></text:p>
              </text:list-item>
              <text:list-item>
                <text:p text:style-name="P4"><text:span text:style-name="T4">create a project: </text:span><text:span text:style-name="T5">docker</text:span></text:p>
              </text:list-item>
              <text:list-item>
                <text:p text:style-name="P4"><text:span text:style-name="T4">start a terminal with </text:span><text:span text:style-name="T5">bash</text:span><text:span text:style-name="T4"> </text:span></text:p>
              </text:list-item>
            </text:list>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3" draw:text-style-name="P5" draw:layer="layout" svg:width="16.9cm" svg:height="7.671cm" svg:x="6.2cm" svg:y="6.574cm">
          <draw:text-box>
            <text:p text:style-name="P3"><text:span text:style-name="T3">Bashing</text:span></text:p>
            <text:p text:style-name="P3"><text:span text:style-name="T6">Eine kleine Einfuehrung in die Bash</text:span></text:p>
            <text:p text:style-name="P3"><text:span text:style-name="T7"/></text:p>
            <text:p text:style-name="P3"><text:span text:style-name="T6">Author: </text:span><text:span text:style-name="T6"><text:a xlink:href="mailto:stefan@koospal.de" xlink:type="simple">stefan@koospal.de</text:a></text:span></text:p>
            <text:p text:style-name="P3"><text:span text:style-name="T6">Lizenz CC BY-SA 3.0 DE</text:span><text:span text:style-name="T7"> </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4" draw:text-style-name="P8" draw:layer="layout" svg:width="20.85cm" svg:height="14.261cm" svg:x="3.65cm" svg:y="3.3cm">
          <draw:text-box>
            <text:p text:style-name="P7"><text:span text:style-name="T8">Mission</text:span></text:p>
            <text:p text:style-name="P7"><text:span text:style-name="T9">Der Workshop versucht dem Anfänger der Bash-Programmierung ein paar Klippen und deren Umschiffung aufzuzeigen. Alles was man leicht bei Google finden kann, weil man von selbst die richtige Frage stellt, wird nur kurz gestreift. Schwerpunktmäßig werden Fragen beantwortet, die man selbst nicht stellen würde, weil man nicht weiß, dass man die Antwort braucht.</text:span></text:p>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lso</text:span></text:p>
            <text:p text:style-name="P7"><text:span text:style-name="T8"/></text:p>
            <text:list text:style-name="L4">
              <text:list-item>
                <text:p text:style-name="P7"><text:span text:style-name="T10">Keine ewigen Wahrheiten</text:span></text:p>
              </text:list-item>
              <text:list-item>
                <text:p text:style-name="P7"><text:span text:style-name="T10">Keine abgefahrenen Tricks</text:span></text:p>
              </text:list-item>
              <text:list-item>
                <text:p text:style-name="P7"><text:span text:style-name="T10">Für Profis wenig Neues</text:span></text:p>
              </text:list-item>
              <text:list-item>
                <text:p text:style-name="P7"><text:span text:style-name="T10">Nur ein paar Tips zum Überleben</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Für wen schreibe ich?</text:span></text:p>
            <text:p text:style-name="P7"><text:span text:style-name="T8"/></text:p>
            <text:list text:style-name="L4">
              <text:list-item>
                <text:p text:style-name="P7"><text:span text:style-name="T8"><text:s/></text:span><text:span text:style-name="T8">Für mich oder andere?</text:span></text:p>
              </text:list-item>
              <text:list-item>
                <text:p text:style-name="P7"><text:span text:style-name="T8"><text:s/></text:span><text:span text:style-name="T8">Interaktiv oder batch?</text:span></text:p>
                <text:p text:style-name="P7"><text:span text:style-name="T8"/></text:p>
              </text:list-item>
              <text:list-item>
                <text:p text:style-name="P7"><text:span text:style-name="T8"><text:s/></text:span><text:span text:style-name="T8">Erste Annahme:für mich</text:span></text:p>
              </text:list-item>
              <text:list-item>
                <text:p text:style-name="P7"><text:span text:style-name="T8"><text:s/></text:span><text:span text:style-name="T8">Mehr später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nfang</text:span></text:p>
            <text:p text:style-name="P7"><text:span text:style-name="T8"/></text:p>
            <text:list text:style-name="L4">
              <text:list-item>
                <text:p text:style-name="P7"><text:span text:style-name="T8"><text:s/></text:span><text:span text:style-name="T8">Man nehme einen Editor</text:span></text:p>
              </text:list-item>
            </text:list>
            <text:p text:style-name="P7"><text:span text:style-name="T9">TYPE </text:span></text:p>
            <text:p text:style-name="P7"><text:span text:style-name="T12">#!/bin/bash</text:span></text:p>
            <text:list text:continue-numbering="true" text:style-name="L4">
              <text:list-item>
                <text:p text:style-name="P7"><text:span text:style-name="T8"><text:s/></text:span><text:span text:style-name="T8">In die erste Zeile</text:span></text:p>
                <text:p text:style-name="P7"><text:span text:style-name="T8"/></text:p>
                <text:p text:style-name="P9"><text:span text:style-name="T8">Wirklich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 draw:text-style-name="P10" draw:layer="layout" svg:width="17.15cm" svg:height="3.217cm" svg:x="5.876cm" svg:y="9.764cm">
          <draw:text-box>
            <text:list text:style-name="L2">
              <text:list-header>
                <text:p text:style-name="P1"><text:span text:style-name="T1"><text:s/></text:span></text:p>
              </text:list-header>
            </text:list>
          </draw:text-box>
        </draw:frame>
        <draw:frame draw:style-name="gr6" draw:text-style-name="P8" draw:layer="layout" svg:width="20.85cm" svg:height="12.25cm" svg:x="3.65cm" svg:y="3.3cm">
          <draw:text-box>
            <text:p text:style-name="P7"><text:span text:style-name="T8">Wir haben einen Vorgang</text:span></text:p>
            <text:p text:style-name="P7"><text:span text:style-name="T8"/></text:p>
            <text:list text:style-name="L4">
              <text:list-item>
                <text:p text:style-name="P11"><text:span text:style-name="T8"><text:s/></text:span><text:span text:style-name="T8">Tippen immer wieder die gleichen Befehle ins Terminal</text:span></text:p>
              </text:list-item>
              <text:list-item>
                <text:p text:style-name="P11"><text:span text:style-name="T8"><text:s/></text:span><text:span text:style-name="T8">Geht das nicht bess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7" draw:text-style-name="P8" draw:layer="layout" svg:width="20.85cm" svg:height="12.806cm" svg:x="3.65cm" svg:y="3.3cm">
          <draw:text-box>
            <text:p text:style-name="P7"><text:span text:style-name="T8">.bash_history</text:span></text:p>
            <text:p text:style-name="P7"><text:span text:style-name="T8"/></text:p>
            <text:list text:style-name="L4">
              <text:list-item>
                <text:p text:style-name="P11"><text:span text:style-name="T8"><text:s/></text:span><text:span text:style-name="T8">Guter Anfang!</text:span></text:p>
              </text:list-item>
              <text:list-item>
                <text:p text:style-name="P11"><text:span text:style-name="T8"><text:s/></text:span><text:span text:style-name="T8">Aber nicht von Dauer!</text:span></text:p>
              </text:list-item>
              <text:list-item>
                <text:p text:style-name="P11"><text:span text:style-name="T8"><text:s/></text:span><text:span text:style-name="T8">Also skript:</text:span></text:p>
                <text:p text:style-name="P11"><text:span text:style-name="T8"><text:s/></text:span><text:span text:style-name="T8">Type:</text:span></text:p>
                <text:p text:style-name="P11"><text:span text:style-name="T8"><text:s text:c="6"/></text:span><text:span text:style-name="T13">bash</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9"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8" draw:text-style-name="P8" draw:layer="layout" svg:width="22.083cm" svg:height="14.934cm" svg:x="3.218cm" svg:y="2.735cm">
          <draw:text-box>
            <text:p text:style-name="P7"><text:span text:style-name="T8">Beispiel: git</text:span></text:p>
            <text:p text:style-name="P7"><text:span text:style-name="T9"/></text:p>
            <text:list text:style-name="L5">
              <text:list-item>
                <text:p text:style-name="P11"><text:span text:style-name="T12">mkdir $HOME/bin</text:span></text:p>
              </text:list-item>
              <text:list-item>
                <text:p text:style-name="P11"><text:span text:style-name="T12">mkdir $HOME/git</text:span></text:p>
              </text:list-item>
              <text:list-item>
                <text:p text:style-name="P11"><text:span text:style-name="T12">cd $HOME/git </text:span></text:p>
              </text:list-item>
              <text:list-item>
                <text:p text:style-name="P11"><text:span text:style-name="T14">git clone </text:span></text:p>
                <text:p text:style-name="P11"><text:span text:style-name="T14"><text:a xlink:href="https://github.com/koospal/docker" xlink:type="simple">https://github.com/koospal/docker</text:a></text:span></text:p>
              </text:list-item>
              <text:list-item>
                <text:p text:style-name="P11"><text:span text:style-name="T14">cd docker</text:span></text:p>
              </text:list-item>
              <text:list-item>
                <text:p text:style-name="P11"><text:span text:style-name="T14">touch Dockerfile</text:span></text:p>
              </text:list-item>
              <text:list-item>
                <text:p text:style-name="P7"><text:span text:style-name="T14">git add Dockerfile</text:span></text:p>
              </text:list-item>
              <text:list-item>
                <text:p text:style-name="P7"><text:span text:style-name="T14">git commit</text:span></text:p>
              </text:list-item>
              <text:list-item>
                <text:p text:style-name="P7"><text:span text:style-name="T14">git push</text:span></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10"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 text:id="id1" text:style-name="P7"><text:span text:style-name="T8">.bash_history - skript</text:span></text:p>
            <text:p xml:id="id2" text:id="id2" text:style-name="P11"><text:span text:style-name="T8"><text:s/></text:span></text:p>
            <text:p xml:id="id3" text:id="id3" text:style-name="P11"><text:span text:style-name="T9">Type:</text:span></text:p>
            <text:p xml:id="id4" text:id="id4" text:style-name="P11"><text:span text:style-name="T15">bash exit</text:span></text:p>
            <text:p xml:id="id5" text:id="id5" text:style-name="P11"><text:span text:style-name="T15">tail $HOME/.bash_history</text:span></text:p>
            <text:p xml:id="id6" text:id="id6" text:style-name="P11"><text:span text:style-name="T15"><text:s text:c="2"/></text:span><text:span text:style-name="T15">&gt; $HOME/bin/chggitproject</text:span></text:p>
            <text:p xml:id="id7" text:id="id7" text:style-name="P11"><text:span text:style-name="T15">chmod +x</text:span></text:p>
            <text:p text:style-name="P11"><text:span text:style-name="T15"><text:s text:c="4"/></text:span><text:span text:style-name="T15">$HOME/bin/chggitproject </text:span></text:p>
            <text:p xml:id="id8" text:id="id8"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1"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7"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Umgebungsvariablen</text:span></text:p>
            <text:p xml:id="id9" text:id="id9" text:style-name="P11"><text:span text:style-name="T8"><text:s/></text:span></text:p>
            <text:list text:style-name="L5">
              <text:list-item>
                <text:p xml:id="id10" text:id="id10" text:style-name="P11"><text:span text:style-name="T15"><text:s/></text:span><text:span text:style-name="T15">echo $HOME</text:span></text:p>
              </text:list-item>
              <text:list-item>
                <text:p xml:id="id11" text:id="id11" text:style-name="P11"><text:span text:style-name="T15"><text:s/></text:span><text:span text:style-name="T15">echo $EDITOR</text:span></text:p>
              </text:list-item>
              <text:list-item>
                <text:p xml:id="id12" text:id="id12" text:style-name="P11"><text:span text:style-name="T15"><text:s/></text:span><text:span text:style-name="T12">$EDITOR $HOME/bin/chggitproject</text:span></text:p>
              </text:list-item>
            </text:list>
            <text:p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2"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8"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3" text:id="id13" text:style-name="P7"><text:span text:style-name="T8">Skeleton - Minimalform</text:span></text:p>
            <text:p xml:id="id14" text:id="id14" text:style-name="P11"><text:span text:style-name="T8"><text:s/></text:span></text:p>
            <text:p xml:id="id15" text:id="id15" text:style-name="P11"><text:span text:style-name="T15">#!/bin/bash</text:span></text:p>
            <text:p xml:id="id16" text:id="id16" text:style-name="P11"><text:span text:style-name="T15"><text:s/></text:span></text:p>
            <text:p xml:id="id17" text:id="id17"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3"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9"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8" text:id="id18" text:style-name="P7"><text:span text:style-name="T8">Wozu das Ganze?</text:span></text:p>
            <text:p xml:id="id19" text:id="id19" text:style-name="P11"><text:span text:style-name="T8"/></text:p>
            <text:p xml:id="id20" text:id="id20" text:style-name="P11"><text:span text:style-name="T10">Vorgänge auf der Commandline automatisieren!</text:span></text:p>
            <text:p text:style-name="P11"><text:span text:style-name="T15"/></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4"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0"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1" text:id="id21" text:style-name="P7"><text:span text:style-name="T8">Wie?</text:span></text:p>
            <text:p text:style-name="P11"><text:span text:style-name="T8"/></text:p>
            <text:p xml:id="id22" text:id="id22" text:style-name="P11"><text:span text:style-name="T8">Meist </text:span><text:span text:style-name="T13">Quick and Dirty</text:span><text:span text:style-name="T8">!</text:span></text:p>
            <text:p text:style-name="P11"><text:span text:style-name="T8"/></text:p>
            <text:list text:style-name="L6">
              <text:list-item>
                <text:p xml:id="id23" text:id="id23" text:style-name="P11"><text:span text:style-name="T17">Auf der Commandline ausprobieren</text:span></text:p>
              </text:list-item>
              <text:list-item>
                <text:p xml:id="id24" text:id="id24" text:style-name="P11"><text:span text:style-name="T17">In das Skeleton kopieren</text:span></text:p>
              </text:list-item>
              <text:list-item>
                <text:p xml:id="id25" text:id="id25" text:style-name="P11"><text:span text:style-name="T17">Verfeinern</text:span></text:p>
                <text:p text:style-name="P7"><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seq>
        </anim:par>
        <presentation:notes draw:style-name="dp2">
          <draw:page-thumbnail draw:style-name="gr2" draw:layer="layout" svg:width="14.848cm" svg:height="11.136cm" svg:x="3.075cm" svg:y="2.257cm" draw:page-number="1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5"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1"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6" text:id="id26" text:style-name="P7"><text:span text:style-name="T8">Skeleton mit Parameter</text:span></text:p>
            <text:p xml:id="id27" text:id="id27" text:style-name="P11"><text:span text:style-name="T8"><text:s/></text:span></text:p>
            <text:p xml:id="id28" text:id="id28" text:style-name="P11"><text:span text:style-name="T15">#!/bin/bash</text:span></text:p>
            <text:p text:style-name="P11"><text:span text:style-name="T15"/></text:p>
            <text:p xml:id="id29" text:id="id29" text:style-name="P11"><text:span text:style-name="T15">#parameter check</text:span></text:p>
            <text:p xml:id="id30" text:id="id30" text:style-name="P11"><text:span text:style-name="T15"><text:s/></text:span></text:p>
            <text:p xml:id="id31" text:id="id31"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seq>
        </anim:par>
        <presentation:notes draw:style-name="dp2">
          <draw:page-thumbnail draw:style-name="gr2" draw:layer="layout" svg:width="14.848cm" svg:height="11.136cm" svg:x="3.075cm" svg:y="2.257cm" draw:page-number="1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6"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2"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Parameter</text:span></text:p>
            <text:p text:style-name="P11"><text:span text:style-name="T8"/></text:p>
            <text:p text:style-name="P11"><text:span text:style-name="T16">${1} .. ${10} .. </text:span></text:p>
            <text:p text:style-name="P11"><text:span text:style-name="T15">$0 = Skriptname wie aufgerufen</text:span></text:p>
            <text:p text:style-name="P11"><text:span text:style-name="T15">$# = Anzahl der Parameter</text:span></text:p>
            <text:p text:style-name="P11"><text:span text:style-name="T15"/></text:p>
            <text:p text:style-name="P11"><text:span text:style-name="T15">$$ = Prozessid</text:span></text:p>
            <text:p text:style-name="P11"><text:span text:style-name="T15"/></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7"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draw:style-name="gr10" draw:text-style-name="P8" draw:layer="layout" svg:width="22.267cm" svg:height="13.823cm" svg:x="2.619cm" svg:y="3.5cm">
          <draw:text-box>
            <text:p text:style-name="P7"><text:span text:style-name="T8">Variable</text:span></text:p>
            <text:p text:style-name="P11"><text:span text:style-name="T8"/></text:p>
            <text:p text:style-name="P11"><text:span text:style-name="T18">bestehen aus:</text:span></text:p>
            <text:p text:style-name="P11"><text:span text:style-name="T18">Bezeichner </text:span></text:p>
            <text:p text:style-name="P11"><text:span text:style-name="T18"><text:s text:c="2"/></text:span><text:span text:style-name="T18">= Zeiger auf Speicherstelle</text:span></text:p>
            <text:p text:style-name="P11"><text:span text:style-name="T18">Wert</text:span></text:p>
            <text:p text:style-name="P11"><text:span text:style-name="T18"><text:s text:c="2"/></text:span><text:span text:style-name="T18">= NULL terminated String</text:span></text:p>
            <text:p text:style-name="P11"><text:span text:style-name="T18"><text:s text:c="2"/></text:span><text:span text:style-name="T18">Auswertung durch $</text:span></text:p>
            <text:p text:style-name="P11"><text:span text:style-name="T18"/></text:p>
            <text:p text:style-name="P7"><text:span text:style-name="T15">Zuweisung durch = </text:span></text:p>
          </draw:text-box>
        </draw:frame>
        <presentation:notes draw:style-name="dp2">
          <draw:page-thumbnail draw:style-name="gr2" draw:layer="layout" svg:width="14.848cm" svg:height="11.136cm" svg:x="3.075cm" svg:y="2.257cm" draw:page-number="1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8"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364cm" svg:height="42cm" svg:x="3.545cm" svg:y="3.409cm">
          <draw:text-box>
            <text:p text:style-name="P7"><text:span text:style-name="T8">Variable auslesen</text:span></text:p>
            <text:p text:style-name="P7"><text:span text:style-name="T8"/></text:p>
            <text:p text:style-name="P7"><text:span text:style-name="T13">BINDSP=”dsp”</text:span></text:p>
            <text:p text:style-name="P7"><text:span text:style-name="T13">echo ${BINDSP}</text:span></text:p>
            <text:p text:style-name="P7"><text:span text:style-name="T13">echo ${BINDSP}log</text:span></text:p>
            <text:p text:style-name="P7"><text:span text:style-name="T8">Normalerweise alle global</text:span></text:p>
          </draw:text-box>
        </draw:frame>
        <presentation:notes draw:style-name="dp2">
          <draw:page-thumbnail draw:style-name="gr2" draw:layer="layout" svg:width="14.848cm" svg:height="11.136cm" svg:x="3.075cm" svg:y="2.257cm" draw:page-number="1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9"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4" draw:text-style-name="P10" draw:layer="layout" svg:width="17.15cm" svg:height="3.217cm" svg:x="5.876cm" svg:y="9.764cm">
          <draw:text-box>
            <text:list text:style-name="L2">
              <text:list-header>
                <text:p text:style-name="P1"><text:span text:style-name="T1"><text:s/></text:span></text:p>
              </text:list-header>
            </text:list>
          </draw:text-box>
        </draw:frame>
        <draw:frame draw:style-name="gr12" draw:text-style-name="P8" draw:layer="layout" svg:width="22.267cm" svg:height="16.23cm" svg:x="3.132cm" svg:y="3.5cm">
          <draw:text-box>
            <text:p text:style-name="P7"><text:span text:style-name="T8">Skeleton mit USAGE</text:span></text:p>
            <text:p text:style-name="P11"><text:span text:style-name="T12"/></text:p>
            <text:p text:style-name="P11"><text:span text:style-name="T12">#!/bin/bash</text:span></text:p>
            <text:p><text:span text:style-name="T12">USAGE=</text:span><text:span text:style-name="T14">"</text:span><text:span text:style-name="T12">$0 parameter1</text:span><text:span text:style-name="T14">"</text:span></text:p>
            <text:p text:style-name="P11"><text:span text:style-name="T12">NUMBPARA=1</text:span></text:p>
            <text:p text:style-name="P11"><text:span text:style-name="T12">#Kein Leerzeichen vor und nach =</text:span></text:p>
            <text:p text:style-name="P11"><text:span text:style-name="T12">#parameter check</text:span></text:p>
            <text:p text:style-name="P11"><text:span text:style-name="T12">if [ $# != $NUMBPARA ]; then</text:span></text:p>
            <text:p text:style-name="P11"><text:span text:style-name="T12"><text:s text:c="4"/></text:span><text:span text:style-name="T12">echo $USAGE</text:span></text:p>
            <text:p text:style-name="P11"><text:span text:style-name="T12"><text:s text:c="4"/></text:span><text:span text:style-name="T12">exit 1</text:span></text:p>
            <text:p text:style-name="P11"><text:span text:style-name="T12">fi </text:span></text:p>
            <text:p text:style-name="P11"><text:span text:style-name="T12">#main </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0"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5"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Skeleton Umgang Parameter</text:span></text:p>
            <text:p text:style-name="P7"><text:span text:style-name="T12"/></text:p>
            <text:p text:style-name="P7"><text:span text:style-name="T12">#assign parameter</text:span></text:p>
            <text:p text:style-name="P7"><text:span text:style-name="T12">project=$1</text:span></text:p>
            <text:p text:style-name="P7"><text:span text:style-name="T12">#main</text:span></text:p>
            <text:p text:style-name="P7"><text:span text:style-name="T12">echo kom: using ${project}</text:span></text:p>
            <text:p text:style-name="P7"><text:span text:style-name="T12"><text:s/></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2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1"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6" draw:text-style-name="P10" draw:layer="layout" svg:width="17.15cm" svg:height="3.217cm" svg:x="5.876cm" svg:y="9.764cm">
          <draw:text-box>
            <text:list text:style-name="L2">
              <text:list-header>
                <text:p text:style-name="P1"><text:span text:style-name="T1"><text:s/></text:span></text:p>
              </text:list-header>
            </text:list>
          </draw:text-box>
        </draw:frame>
        <draw:frame draw:style-name="gr13" draw:text-style-name="P8" draw:layer="layout" svg:width="22.267cm" svg:height="14.913cm" svg:x="3.132cm" svg:y="3.4cm">
          <draw:text-box>
            <text:p text:style-name="P7"><text:span text:style-name="T8">Skript main</text:span></text:p>
            <text:p text:style-name="P7"><text:span text:style-name="T12"/></text:p>
            <text:p text:style-name="P7"><text:span text:style-name="T12">mkdir $HOME/git &gt; /dev/NULL 2&gt;&amp;1</text:span></text:p>
            <text:p text:style-name="P7"><text:span text:style-name="T12">cd $HOME/git </text:span></text:p>
            <text:p text:style-name="P7"><text:span text:style-name="T12">git clone \</text:span></text:p>
            <text:p text:style-name="P7"><text:span text:style-name="T12">https://github.com/koospal/${project}</text:span></text:p>
            <text:p text:style-name="P7"><text:span text:style-name="T12">cd docker</text:span></text:p>
            <text:p text:style-name="P7"><text:span text:style-name="T12">$EDITOR Dockerfile</text:span></text:p>
            <text:p text:style-name="P7"><text:span text:style-name="T12">git add Dockerfile</text:span></text:p>
            <text:p text:style-name="P7"><text:span text:style-name="T12">git commit</text:span></text:p>
            <text:p text:style-name="P7"><text:span text:style-name="T12">git push</text:span></text:p>
            <text:p text:style-name="P7"><text:span text:style-name="T12">exit 0</text:span></text:p>
            <text:p text:style-name="P7"><text:span text:style-name="T11"><text:s/></text:span></text:p>
          </draw:text-box>
        </draw:frame>
        <presentation:notes draw:style-name="dp2">
          <draw:page-thumbnail draw:style-name="gr2" draw:layer="layout" svg:width="14.848cm" svg:height="11.136cm" svg:x="3.075cm" svg:y="2.257cm" draw:page-number="2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2"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0.76cm" svg:height="42cm" svg:x="3.149cm" svg:y="3.234cm">
          <draw:text-box>
            <text:p text:style-name="P7"><text:span text:style-name="T8">stdin,stdout,stderr,pipe</text:span></text:p>
            <text:p text:style-name="P7"><text:span text:style-name="T8"/></text:p>
            <text:p text:style-name="P7"><text:span text:style-name="T8">wie in C</text:span></text:p>
            <text:p text:style-name="P7"><text:span text:style-name="T8"><text:s/></text:span><text:span text:style-name="T8">stdin &lt;</text:span></text:p>
            <text:p text:style-name="P7"><text:span text:style-name="T8"><text:s/></text:span><text:span text:style-name="T8">stdout &gt;</text:span></text:p>
            <text:p text:style-name="P7"><text:span text:style-name="T8"><text:s/></text:span><text:span text:style-name="T8">stderr 2</text:span></text:p>
            <text:p text:style-name="P7"><text:span text:style-name="T8">Pipes | </text:span></text:p>
            <text:p text:style-name="P7"><text:span text:style-name="T8"/></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3"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stdin,stdout,stderr,pipe</text:span></text:p>
            <text:p text:style-name="P7"><text:span text:style-name="T8"/></text:p>
            <text:p text:style-name="P7"><text:span text:style-name="T9">Type:</text:span></text:p>
            <text:p text:style-name="P7"><text:span text:style-name="T12">ls <text:s/>&gt; /tmp/files.lst</text:span></text:p>
            <text:p text:style-name="P7"><text:span text:style-name="T12">cat &lt; /tmp/files.lst</text:span></text:p>
            <text:p text:style-name="P7"><text:span text:style-name="T12">mkdir /tmp/abc</text:span></text:p>
            <text:p text:style-name="P7"><text:span text:style-name="T12">mkdir /tmp/abc &gt;/tmp/o 2&gt;&amp;1</text:span></text:p>
            <text:p text:style-name="P7"><text:span text:style-name="T12">ls -l |wc -l</text:span></text:p>
            <text:p text:style-name="P7"><text:span text:style-name="T12"/></text:p>
            <text:p text:style-name="P7"><text:span text:style-name="T12">Achtung: Betriebssystem ! </text:span></text:p>
            <text:p text:style-name="P7"><text:span text:style-name="T13"/></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4"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0.851cm" svg:y="9.909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Variablen zuweisen</text:span></text:p>
            <text:p text:style-name="P7"><text:span text:style-name="T9"/></text:p>
            <text:p text:style-name="P7"><text:span text:style-name="T9">Type:</text:span></text:p>
            <text:p text:style-name="P7"><text:span text:style-name="T12">NO_OF_FILES=`ls -l |wc -l`</text:span></text:p>
            <text:list text:style-name="L4">
              <text:list-item>
                <text:p text:style-name="P7"><text:span text:style-name="T9">Standardout einer Befehlsfolge</text:span></text:p>
                <text:p text:style-name="P7"><text:span text:style-name="T9"/></text:p>
              </text:list-item>
            </text:list>
            <text:p text:style-name="P7"><text:span text:style-name="T9">Type:</text:span></text:p>
            <text:p text:style-name="P7"><text:span text:style-name="T12">read PRAEFIX</text:span></text:p>
            <text:list text:continue-numbering="true" text:style-name="L4">
              <text:list-item>
                <text:p text:style-name="P7"><text:span text:style-name="T17">read vom Stdin</text:span><text:span text:style-name="T13"> </text:span></text:p>
              </text:list-item>
            </text:list>
            <text:p text:style-name="P7"><text:span text:style-name="T12"/></text:p>
            <text:p text:style-name="P7"><text:span text:style-name="T13"/></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5"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7"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mit Liste</text:span></text:p>
            <text:p text:style-name="P7"><text:span text:style-name="T8"/></text:p>
            <text:p text:style-name="P7"><text:span text:style-name="T9">Type:</text:span></text:p>
            <text:p text:style-name="P7"><text:span text:style-name="T20">echo *</text:span></text:p>
            <text:p text:style-name="P7"><text:span text:style-name="T12">for i in *; do</text:span></text:p>
            <text:p text:style-name="P7"><text:span text:style-name="T12"><text:s text:c="4"/></text:span><text:span text:style-name="T12">echo $i</text:span></text:p>
            <text:p text:style-name="P7"><text:span text:style-name="T12">done </text:span></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6"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8"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 ? und Listen</text:span></text:p>
            <text:p text:style-name="P7"><text:span text:style-name="T8"/></text:p>
            <text:list text:style-name="L4">
              <text:list-item>
                <text:p text:style-name="P7"><text:span text:style-name="T8"><text:s/></text:span><text:span text:style-name="T8">* und ? fuer Dateilisten</text:span></text:p>
              </text:list-item>
            </text:list>
            <text:p text:style-name="P7"><text:span text:style-name="T12">echo a?b*c</text:span></text:p>
            <text:list text:continue-numbering="true" text:style-name="L4">
              <text:list-item>
                <text:p text:style-name="P7"><text:span text:style-name="T21"><text:s/></text:span><text:span text:style-name="T21">Listen aus Textdateien</text:span></text:p>
              </text:list-item>
            </text:list>
            <text:p text:style-name="P7"><text:span text:style-name="T20">cat /tmp/files.lst</text:span></text:p>
            <text:list text:continue-numbering="true" text:style-name="L4">
              <text:list-item>
                <text:p text:style-name="P7"><text:span text:style-name="T22"><text:s/></text:span><text:span text:style-name="T22">erzeugte Listen</text:span></text:p>
              </text:list-item>
            </text:list>
            <text:p text:style-name="P7"><text:span text:style-name="T12">`echo *`</text:span></text:p>
            <text:list text:continue-numbering="true" text:style-name="L4">
              <text:list-header>
                <text:p text:style-name="P7"><text:span text:style-name="T23"/></text:p>
              </text:list-header>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7"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9"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zaehlschleife</text:span></text:p>
            <text:p text:style-name="P7"><text:span text:style-name="T8"/></text:p>
            <text:list text:style-name="L4">
              <text:list-item>
                <text:p text:style-name="P7"><text:span text:style-name="T8"><text:s/></text:span><text:span text:style-name="T8">Type:</text:span></text:p>
              </text:list-item>
            </text:list>
            <text:p text:style-name="P7"><text:span text:style-name="T13">for ((i=1;i&lt;10;i++));do</text:span></text:p>
            <text:p text:style-name="P7"><text:span text:style-name="T13"><text:s text:c="4"/></text:span><text:span text:style-name="T13">echo $i</text:span></text:p>
            <text:p text:style-name="P7"><text:span text:style-name="T13">done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8"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4" draw:text-style-name="P8" draw:layer="layout" svg:width="21.539cm" svg:height="14cm" svg:x="3.436cm" svg:y="2.872cm">
          <draw:text-box>
            <text:p text:style-name="P7"><text:span text:style-name="T8">Bsp: Logfiles auswerten</text:span></text:p>
            <text:p text:style-name="P7"><text:span text:style-name="T8"/></text:p>
            <text:list text:style-name="L4">
              <text:list-item>
                <text:p text:style-name="P7"><text:span text:style-name="T8">Es gibt viele Tools</text:span></text:p>
                <text:p text:style-name="P7"><text:span text:style-name="T8"><text:s/></text:span><text:span text:style-name="T8">z.B. Webalizer</text:span></text:p>
              </text:list-item>
              <text:list-item>
                <text:p text:style-name="P7"><text:span text:style-name="T8">Aber manchmal passen die nicht</text:span></text:p>
              </text:list-item>
            </text:list>
            <text:p text:style-name="P7"><text:span text:style-name="T8"/></text:p>
          </draw:text-box>
        </draw:frame>
        <presentation:notes draw:style-name="dp2">
          <draw:page-thumbnail draw:style-name="gr2" draw:layer="layout" svg:width="14.848cm" svg:height="11.136cm" svg:x="3.075cm" svg:y="2.257cm" draw:page-number="2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9"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5" draw:text-style-name="P8" draw:layer="layout" svg:width="20.9cm" svg:height="18.725cm" svg:x="3.833cm" svg:y="2.034cm">
          <draw:text-box>
            <text:p text:style-name="P7"><text:span text:style-name="T8">Logfiles Beispiel</text:span></text:p>
            <text:p text:style-name="P7"><text:span text:style-name="T8"/></text:p>
            <text:p text:style-name="P7"><text:span text:style-name="T10">https://java.de/b/log.csv</text:span></text:p>
            <text:p text:style-name="P7"><text:span text:style-name="T8">Oder git</text:span></text:p>
            <text:p text:style-name="P7"><text:span text:style-name="T8">Aufgabe: </text:span></text:p>
            <text:p text:style-name="P7"><text:span text:style-name="T8"><text:s/></text:span><text:span text:style-name="T8">cups logs auswerten</text:span></text:p>
            <text:p text:style-name="P7"><text:span text:style-name="T8"/></text:p>
            <text:p text:style-name="P7"><text:span text:style-name="T8"><text:s/></text:span></text:p>
            <text:list text:style-name="L4">
              <text:list-header>
                <text:p text:style-name="P7"><text:span text:style-name="T9"/></text:p>
              </text:list-header>
            </text:list>
            <text:p text:style-name="P7"><text:span text:style-name="T9"/></text:p>
            <text:p text:style-name="P7"><text:span text:style-name="T8"/></text:p>
            <text:p text:style-name="P7"><text:span text:style-name="T8"/></text:p>
          </draw:text-box>
        </draw:frame>
        <presentation:notes draw:style-name="dp2">
          <draw:page-thumbnail draw:style-name="gr2" draw:layer="layout" svg:width="14.848cm" svg:height="11.136cm" svg:x="3.075cm" svg:y="2.257cm" draw:page-number="2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6" draw:text-style-name="P8" draw:layer="layout" svg:width="20.85cm" svg:height="13.797cm" svg:x="3.65cm" svg:y="3.3cm">
          <draw:text-box>
            <text:p text:style-name="P7"><text:span text:style-name="T8">Commandlineprogramme</text:span></text:p>
            <text:p text:style-name="P7"><text:span text:style-name="T8"/></text:p>
            <text:list text:style-name="L4">
              <text:list-item>
                <text:p text:style-name="P7"><text:span text:style-name="T13">ls, echo, mkdir, cd</text:span></text:p>
              </text:list-item>
              <text:list-item>
                <text:p text:style-name="P7"><text:span text:style-name="T13">git</text:span></text:p>
              </text:list-item>
              <text:list-item>
                <text:p text:style-name="P7"><text:span text:style-name="T8">Werden mit Parametern aufgerufen</text:span></text:p>
              </text:list-item>
              <text:list-item>
                <text:p text:style-name="P7"><text:span text:style-name="T8">Input oft von stdin</text:span></text:p>
              </text:list-item>
              <text:list-item>
                <text:p text:style-name="P7"><text:span text:style-name="T8">Output meist auf stdout</text:span></text:p>
              </text:list-item>
            </text:list>
            <text:p text:style-name="P7"><text:span text:style-name="T11"><text:s/></text:span></text:p>
          </draw:text-box>
        </draw:frame>
        <presentation:notes draw:style-name="dp2">
          <draw:page-thumbnail draw:style-name="gr2" draw:layer="layout" svg:width="14.848cm" svg:height="11.136cm" svg:x="3.075cm" svg:y="2.257cm" draw:page-number="3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cat</text:span></text:p>
            <text:p text:style-name="P7"><text:span text:style-name="T8"/></text:p>
            <text:list text:style-name="L4">
              <text:list-item>
                <text:p text:style-name="P7"><text:span text:style-name="T8">Ein-/Ausgabe einer Datei</text:span></text:p>
              </text:list-item>
              <text:list-item>
                <text:p text:style-name="P7"><text:span text:style-name="T8">Oft ein guter Anfang</text:span></text:p>
              </text:list-item>
            </text:list>
            <text:p text:style-name="P7"><text:span text:style-name="T8"/></text:p>
            <text:p text:style-name="P7"><text:span text:style-name="T13">cat log.csv</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grep</text:span></text:p>
            <text:p text:style-name="P7"><text:span text:style-name="T8"/></text:p>
            <text:list text:style-name="L4">
              <text:list-item>
                <text:p text:style-name="P7"><text:span text:style-name="T24">Ausgabe von Zeilen einer Textdatei, in der ein Muster vorkommt</text:span></text:p>
              </text:list-item>
            </text:list>
            <text:p text:style-name="P7"><text:span text:style-name="T8"/></text:p>
            <text:p text:style-name="P7"><text:span text:style-name="T13">cat log.csv|grep total</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8">Nur einige Spalten ...</text:span></text:p>
            <text:p text:style-name="P7"><text:span text:style-name="T25"/></text:p>
            <text:p text:style-name="P7"><text:span text:style-name="T25">20 +0100] total 2</text:span></text:p>
            <text:p text:style-name="P7"><text:span text:style-name="T26">27 +0100] total 0</text:span></text:p>
            <text:p text:style-name="P7"><text:span text:style-name="T26">Nur != 0</text:span></text:p>
            <text:p text:style-name="P7"><text:span text:style-name="T26"/></text:p>
            <text:p><text:span text:style-name="T27">...|awk '{if ($10 != 0)</text:span><text:span text:style-name="T26"> </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7" draw:text-style-name="P8" draw:layer="layout" svg:width="20.85cm" svg:height="14.626cm" svg:x="3.65cm" svg:y="3.3cm">
          <draw:text-box>
            <text:p text:style-name="P7"><text:span text:style-name="T13">awk</text:span></text:p>
            <text:p text:style-name="P7"><text:span text:style-name="T10"/></text:p>
            <text:p text:style-name="P11"><text:span text:style-name="T28">Achtung noch eine Programmiersprache!</text:span></text:p>
            <text:p text:style-name="P11"><text:span text:style-name="T28"/></text:p>
            <text:list text:style-name="L4">
              <text:list-item>
                <text:p text:style-name="P7"><text:span text:style-name="T16">Zeilenweise Bearbeitung von strukturierten Textstreams</text:span></text:p>
              </text:list-item>
              <text:list-item>
                <text:p text:style-name="P7"><text:span text:style-name="T16">Das “Schweizer Messer”</text:span></text:p>
              </text:list-item>
              <text:list-item>
                <text:p text:style-name="P7"><text:span text:style-name="T16">Solaris/MAC/usw: evtl. </text:span><text:span text:style-name="T15">gawk </text:span></text:p>
              </text:list-item>
            </text:list>
            <text:p text:style-name="P7"><text:span text:style-name="T16"/></text:p>
            <text:p text:style-name="P7"><text:span text:style-name="T29"><text:s/></text:span><text:span text:style-name="T29">print $6,$4,$5,$10}'</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3cm">
          <draw:text-box>
            <text:p text:style-name="P7"><text:span text:style-name="T13">sort</text:span></text:p>
            <text:p text:style-name="P7"><text:span text:style-name="T30"/></text:p>
            <text:p text:style-name="P7"><text:span text:style-name="T30">Zeilenweise sortieren von Textstreams</text:span></text:p>
            <text:p text:style-name="P7"><text:span text:style-name="T30"/></text:p>
            <text:p text:style-name="P7"><text:span text:style-name="T29">|sort -n -u</text:span></text:p>
          </draw:text-box>
        </draw:frame>
        <presentation:notes draw:style-name="dp2">
          <draw:page-thumbnail draw:style-name="gr2" draw:layer="layout" svg:width="14.848cm" svg:height="11.136cm" svg:x="3.075cm" svg:y="2.257cm" draw:page-number="3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9" draw:text-style-name="P8" draw:layer="layout" svg:width="20.85cm" svg:height="13.971cm" svg:x="3.65cm" svg:y="3.467cm">
          <draw:text-box>
            <text:p text:style-name="P7"><text:span text:style-name="T13">awk mit BEGIN und END</text:span></text:p>
            <text:p text:style-name="P7"><text:span text:style-name="T13"/></text:p>
            <text:list text:style-name="L4">
              <text:list-item>
                <text:p text:style-name="P7"><text:span text:style-name="T16"><text:s/></text:span><text:span text:style-name="T16">Initialsierung und Abschluss</text:span></text:p>
              </text:list-item>
            </text:list>
            <text:p text:style-name="P7"><text:span text:style-name="T10"/></text:p>
            <text:p text:style-name="P7"><text:span text:style-name="T31">|awk '\</text:span></text:p>
            <text:p text:style-name="P7"><text:span text:style-name="T31"><text:s text:c="5"/></text:span><text:span text:style-name="T31">BEGIN {z=0}\ </text:span></text:p>
            <text:p text:style-name="P7"><text:span text:style-name="T31"><text:s text:c="5"/></text:span><text:span text:style-name="T31">{print $0;z=z+$4}\ </text:span></text:p>
            <text:p text:style-name="P7"><text:span text:style-name="T31"><text:s text:c="5"/></text:span><text:span text:style-name="T31">END{print "sum",z}\</text:span></text:p>
            <text:p text:style-name="P7"><text:span text:style-name="T31"><text:s/></text:span><text:span text:style-name="T31">'</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467cm">
          <draw:text-box>
            <text:p text:style-name="P7"><text:span text:style-name="T13">Einbau ins Skeleton</text:span></text:p>
            <text:p text:style-name="P7"><text:span text:style-name="T29"/></text:p>
            <text:p text:style-name="P7"><text:span text:style-name="T25">Entscheidung:</text:span></text:p>
            <text:list text:style-name="L4">
              <text:list-item>
                <text:p text:style-name="P7"><text:span text:style-name="T25"><text:s/></text:span><text:span text:style-name="T32">Mit Parameterbehandlung </text:span></text:p>
              </text:list-item>
              <text:list-item>
                <text:p text:style-name="P7"><text:span text:style-name="T25"><text:s/></text:span><text:span text:style-name="T29">cat $1|</text:span></text:p>
              </text:list-item>
            </text:list>
            <text:p text:style-name="P7"><text:span text:style-name="T25">oder</text:span></text:p>
            <text:list text:continue-numbering="true" text:style-name="L4">
              <text:list-item>
                <text:p text:style-name="P7"><text:span text:style-name="T25"><text:s/></text:span><text:span text:style-name="T25">nur als Filt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24">Weshalb</text:span><text:span text:style-name="T13"> cat </text:span><text:span text:style-name="T24">?</text:span></text:p>
            <text:p text:style-name="P7"><text:span text:style-name="T29"/></text:p>
            <text:list text:style-name="L4">
              <text:list-item>
                <text:p text:style-name="P7"><text:span text:style-name="T25"><text:s/></text:span><text:span text:style-name="T25">Erleichtert den Einbau weiterer Filter</text:span><text:span text:style-name="T32"> </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0" draw:text-style-name="P8" draw:layer="layout" svg:width="20.85cm" svg:height="14.788cm" svg:x="3.65cm" svg:y="3.467cm">
          <draw:text-box>
            <text:p text:style-name="P7"><text:span text:style-name="T8">Bsp: Daten von Webseiten</text:span></text:p>
            <text:p text:style-name="P7"><text:span text:style-name="T29"/></text:p>
            <text:p text:style-name="P7"><text:span text:style-name="T25">Vorteile </text:span><text:span text:style-name="T29">bash </text:span><text:span text:style-name="T25">:</text:span></text:p>
            <text:list text:style-name="L4">
              <text:list-item>
                <text:p text:style-name="P7"><text:span text:style-name="T25">Schnelle Lösung</text:span></text:p>
              </text:list-item>
              <text:list-item>
                <text:p text:style-name="P7"><text:span text:style-name="T25">Nicht 100%</text:span></text:p>
              </text:list-item>
            </text:list>
            <text:p text:style-name="P7"><text:span text:style-name="T25">Alternativen bedenken:</text:span></text:p>
            <text:list text:continue-numbering="true" text:style-name="L4">
              <text:list-item>
                <text:p text:style-name="P7"><text:span text:style-name="T25">Andere Sprache?</text:span></text:p>
              </text:list-item>
              <text:list-item>
                <text:p text:style-name="P7"><text:span text:style-name="T25">Fertige Tools?</text:span></text:p>
              </text:list-item>
            </text:list>
            <text:p text:style-name="P7"><text:span text:style-name="T29"/></text:p>
          </draw:text-box>
        </draw:frame>
        <presentation:notes draw:style-name="dp2">
          <draw:page-thumbnail draw:style-name="gr2" draw:layer="layout" svg:width="14.848cm" svg:height="11.136cm" svg:x="3.075cm" svg:y="2.257cm" draw:page-number="3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8">Emailadressen sammeln</text:span></text:p>
            <text:p text:style-name="P7"><text:span text:style-name="T29"/></text:p>
            <text:p text:style-name="P7"><text:span text:style-name="T33">https://www.uni-math.gwdg.de/staff/v2/mitarbeiter.html</text:span></text:p>
            <text:p text:style-name="P7"><text:span text:style-name="T25">Oder</text:span></text:p>
            <text:p text:style-name="P7"><text:span text:style-name="T32">https://java.de/b/web.html</text:span></text:p>
            <text:p text:style-name="P7"><text:span text:style-name="T34">curl -k </text:span><text:span text:style-name="T34"><text:a xlink:href="https://www.uni-math.gwdg.de/staff/v2/mitarbeiter.html" xlink:type="simple">https://www.uni-math.gwdg.de/staff/v2/mitarbeiter.html</text:a></text:span></text:p>
            <text:p text:style-name="P7"><text:span text:style-name="T34"/></text:p>
            <text:p text:style-name="P7"><text:span text:style-name="T34">Oder auf github </text:span></text:p>
          </draw:text-box>
        </draw:frame>
        <presentation:notes draw:style-name="dp2">
          <draw:page-thumbnail draw:style-name="gr2" draw:layer="layout" svg:width="14.848cm" svg:height="11.136cm" svg:x="3.075cm" svg:y="2.257cm" draw:page-number="4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1" draw:text-style-name="P8" draw:layer="layout" svg:width="20.85cm" svg:height="13.677cm" svg:x="3.35cm" svg:y="3.467cm">
          <draw:text-box>
            <text:p text:style-name="P7"><text:span text:style-name="T13">cat</text:span><text:span text:style-name="T8"> und </text:span><text:span text:style-name="T13">grep</text:span></text:p>
            <text:p text:style-name="P7"><text:span text:style-name="T29"/></text:p>
            <text:p text:style-name="P7"><text:span text:style-name="T29">cat web.html|grep @</text:span></text:p>
            <text:list text:style-name="L4">
              <text:list-item>
                <text:p text:style-name="P7"><text:span text:style-name="T25">Mal sehen, was geht</text:span></text:p>
              </text:list-item>
            </text:list>
            <text:p text:style-name="P7"><text:span text:style-name="T34"/></text:p>
            <text:p text:style-name="P7"><text:span text:style-name="T34">&lt;td&gt;&lt;a class="hplink" href="http://www.uni-math.gwdg.de/tammo/" target="_top"&gt;tom Dieck, Tammo&lt;/a&gt;, Prof. Dr.&lt;br /&gt;&lt;span class="email"&gt;</text:span><text:span text:style-name="T34"><text:a xlink:href="mailto:tammo.tom-dieck@mathematik.uni-goettingen.de" xlink:type="simple">tammo.tom-dieck@mathematik.uni-goettingen.de</text:a></text:span><text:span text:style-name="T34">&lt;/span&gt;&lt;/td&gt;</text:span></text:p>
            <text:p text:style-name="P7"><text:span text:style-name="T34"/></text:p>
            <text:p text:style-name="P11"><text:span text:style-name="T35"/></text:p>
            <text:p text:style-name="P11"><text:span text:style-name="T36">|grep </text:span><text:span text:style-name="T35">"</text:span><text:span text:style-name="T36">class=\"email"</text:span></text:p>
          </draw:text-box>
        </draw:frame>
        <presentation:notes draw:style-name="dp2">
          <draw:page-thumbnail draw:style-name="gr2" draw:layer="layout" svg:width="14.848cm" svg:height="11.136cm" svg:x="3.075cm" svg:y="2.257cm" draw:page-number="4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2" draw:text-style-name="P8" draw:layer="layout" svg:width="20.85cm" svg:height="12.484cm" svg:x="3.35cm" svg:y="3.467cm">
          <draw:text-box>
            <text:p text:style-name="P7"><text:span text:style-name="T13">sed </text:span></text:p>
            <text:p text:style-name="P7"><text:span text:style-name="T37"/></text:p>
            <text:list text:style-name="L4">
              <text:list-item>
                <text:p text:style-name="P11"><text:span text:style-name="T38">Streameditor – Verarbeitung von Textstreams</text:span></text:p>
              </text:list-item>
              <text:list-item>
                <text:p text:style-name="P7"><text:span text:style-name="T39">z.B. um Störendes zu entfernen</text:span></text:p>
                <text:p text:style-name="P7"><text:span text:style-name="T39"/></text:p>
              </text:list-item>
            </text:list>
            <text:p><text:span text:style-name="T37">|sed -e "s/&lt;td&gt;.*email//g"</text:span></text:p>
            <text:p><text:span text:style-name="T37"/></text:p>
            <text:list text:continue-numbering="true" text:style-name="L4">
              <text:list-item>
                <text:p><text:span text:style-name="T32">Nutzt Regular Expressions</text:span><text:span text:style-name="T37"> </text:span></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3" draw:text-style-name="P8" draw:layer="layout" svg:width="20.85cm" svg:height="13.962cm" svg:x="3.35cm" svg:y="3.467cm">
          <draw:text-box>
            <text:p text:style-name="P7"><text:span text:style-name="T13">awk </text:span><text:span text:style-name="T24">mit Fieldseparator</text:span><text:span text:style-name="T13"> </text:span></text:p>
            <text:p text:style-name="P7"><text:span text:style-name="T37"/></text:p>
            <text:list text:style-name="L4">
              <text:list-item>
                <text:p text:style-name="P11"><text:span text:style-name="T38">Zum einfachen extrahieren</text:span></text:p>
                <text:p text:style-name="P11"><text:span text:style-name="T38"/></text:p>
              </text:list-item>
            </text:list>
            <text:p><text:span text:style-name="T37">|sed -e "s/&lt;\/span//g"\ </text:span></text:p>
            <text:p><text:span text:style-name="T37">|awk -F"&gt;" '{print $2}'</text:span></text:p>
            <text:p><text:span text:style-name="T37"/></text:p>
            <text:list text:continue-numbering="true" text:style-name="L4">
              <text:list-item>
                <text:p><text:span text:style-name="T40">F</text:span><text:span text:style-name="T41"> kann regualar Expression sein</text:span><text:span text:style-name="T37"> </text:span></text:p>
              </text:list-item>
            </text:list>
          </draw:text-box>
        </draw:frame>
        <presentation:notes draw:style-name="dp2">
          <draw:page-thumbnail draw:style-name="gr2" draw:layer="layout" svg:width="14.848cm" svg:height="11.136cm" svg:x="3.075cm" svg:y="2.257cm" draw:page-number="4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4" draw:text-style-name="P8" draw:layer="layout" svg:width="20.85cm" svg:height="13.658cm" svg:x="3.35cm" svg:y="3.467cm">
          <draw:text-box>
            <text:p text:style-name="P7"><text:span text:style-name="T24">Batchbetrieb</text:span><text:span text:style-name="T13"> </text:span></text:p>
            <text:p text:style-name="P7"><text:span text:style-name="T37"/></text:p>
            <text:list text:style-name="L4">
              <text:list-item>
                <text:p text:style-name="P11"><text:span text:style-name="T38">Achtung Falle: </text:span><text:span text:style-name="T31">PATH </text:span><text:span text:style-name="T38">!</text:span></text:p>
              </text:list-item>
              <text:list-item>
                <text:p text:style-name="P11"><text:span text:style-name="T38">Programme, die beim USER im Pfad sind, sind es nicht unbedingt bei root</text:span></text:p>
              </text:list-item>
              <text:list-item>
                <text:p text:style-name="P11"><text:span text:style-name="T38">Je nach Pfad werden verschiedene Versionen der Programme genutzt: </text:span></text:p>
                <text:p text:style-name="P11"><text:span text:style-name="T38">solaris-awk oder gnu-awk</text:span></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Bsp.: Konvertierung</text:span><text:span text:style-name="T13"> </text:span></text:p>
            <text:p text:style-name="P7"><text:span text:style-name="T37"/></text:p>
            <text:list text:style-name="L4">
              <text:list-item>
                <text:p text:style-name="P11"><text:span text:style-name="T38">ics → csv → txt-Liste</text:span></text:p>
              </text:list-item>
              <text:list-item>
                <text:p text:style-name="P11"><text:span text:style-name="T42"><text:a xlink:href="http://java.de/roller/blog/page/user_group_treffen" xlink:type="simple">http://java.de/roller/blog/page/user_group_treffen</text:a></text:span></text:p>
                <text:p text:style-name="P11"><text:span text:style-name="T42">→ </text:span></text:p>
              </text:list-item>
              <text:list-item>
                <text:p text:style-name="P11"><text:span text:style-name="T42">http://java.de/ijugtermine.txt</text:span></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5" draw:text-style-name="P8" draw:layer="layout" svg:width="20.85cm" svg:height="13.145cm" svg:x="3.35cm" svg:y="3.321cm">
          <draw:text-box>
            <text:p text:style-name="P7"><text:span text:style-name="T18">Ein Vorschlag für Kommentare</text:span><text:span text:style-name="T13"> </text:span></text:p>
            <text:p text:style-name="P7"><text:span text:style-name="T29"/></text:p>
            <text:p text:style-name="P7"><text:span text:style-name="T29">COMM="echo comment: "</text:span></text:p>
            <text:p text:style-name="P7"><text:span text:style-name="T29">COMM=":"</text:span></text:p>
            <text:p text:style-name="P7"><text:span text:style-name="T29">NOTE="echo note: "</text:span></text:p>
            <text:p text:style-name="P7"><text:span text:style-name="T29">DEBUG="echo debug: "</text:span></text:p>
            <text:p text:style-name="P7"><text:span text:style-name="T29">DEBUG=":"</text:span></text:p>
            <text:p text:style-name="P7"><text:span text:style-name="T29">: </text:span><text:span text:style-name="T32">bedeutet eingentlich true</text:span></text:p>
          </draw:text-box>
        </draw:frame>
        <presentation:notes draw:style-name="dp2">
          <draw:page-thumbnail draw:style-name="gr2" draw:layer="layout" svg:width="14.848cm" svg:height="11.136cm" svg:x="3.075cm" svg:y="2.257cm" draw:page-number="4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6" draw:text-style-name="P8" draw:layer="layout" svg:width="20.85cm" svg:height="12.894cm" svg:x="3.35cm" svg:y="3.321cm">
          <draw:text-box>
            <text:p text:style-name="P7"><text:span text:style-name="T18">Etwas Pseudocode</text:span><text:span text:style-name="T13"> </text:span></text:p>
            <text:p text:style-name="P7"><text:span text:style-name="T43"/></text:p>
            <text:p text:style-name="P7"><text:span text:style-name="T43">urlf=icsurl.csv</text:span></text:p>
            <text:p text:style-name="P7"><text:span text:style-name="T43"/></text:p>
            <text:p text:style-name="P7"><text:span text:style-name="T43">$COMM create url list</text:span></text:p>
            <text:p text:style-name="P7"><text:span text:style-name="T43">$COMM loop all urls</text:span></text:p>
            <text:p><text:span text:style-name="T44">for url in `awk -F";" '{print $2}' $urlf`; do</text:span></text:p>
            <text:p><text:span text:style-name="T43"><text:s text:c="3"/></text:span><text:span text:style-name="T43">$NOTE get ics file $url</text:span></text:p>
            <text:p text:style-name="P15"><text:span text:style-name="T43"><text:s text:c="3"/></text:span><text:span text:style-name="T43">$COMM convert ics file to csv file</text:span></text:p>
            <text:p><text:span text:style-name="T44">done <text:s text:c="2"/></text:span></text:p>
            <text:p text:style-name="P7"><text:span text:style-name="T45">$COMM sort all entries by date</text:span></text:p>
            <text:p text:style-name="P7"><text:span text:style-name="T45">$COMM loop all entries</text:span></text:p>
            <text:p text:style-name="P7"><text:span text:style-name="T45"/></text:p>
          </draw:text-box>
        </draw:frame>
        <presentation:notes draw:style-name="dp2">
          <draw:page-thumbnail draw:style-name="gr2" draw:layer="layout" svg:width="14.848cm" svg:height="11.136cm" svg:x="3.075cm" svg:y="2.257cm" draw:page-number="4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Fehlerbehandlung</text:span><text:span text:style-name="T13"> </text:span></text:p>
            <text:p text:style-name="P7"><text:span text:style-name="T43"/></text:p>
            <text:p><text:span text:style-name="T44">for url in `awk -F";" '{print $2}' $urlf`; do</text:span></text:p>
            <text:p><text:span text:style-name="T43"><text:s text:c="3"/></text:span><text:span text:style-name="T43">$NOTE get ics file $url</text:span></text:p>
            <text:p><text:span text:style-name="T43"/></text:p>
            <text:list text:style-name="L4">
              <text:list-item>
                <text:p><text:span text:style-name="T37">Was tun bei einem Fehler?</text:span></text:p>
                <text:p text:style-name="P15"><text:span text:style-name="T37"/></text:p>
              </text:list-item>
            </text:list>
            <text:p><text:span text:style-name="T44">done <text:s text:c="2"/></text:span></text:p>
            <text:p text:style-name="P7"><text:span text:style-name="T45"><text:s/></text:span></text:p>
          </draw:text-box>
        </draw:frame>
        <presentation:notes draw:style-name="dp2">
          <draw:page-thumbnail draw:style-name="gr2" draw:layer="layout" svg:width="14.848cm" svg:height="11.136cm" svg:x="3.075cm" svg:y="2.257cm" draw:page-number="4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7" draw:text-style-name="P8" draw:layer="layout" svg:width="20.85cm" svg:height="13.476cm" svg:x="3.35cm" svg:y="3.321cm">
          <draw:text-box>
            <text:p text:style-name="P7"><text:span text:style-name="T24">Vorschlag: Funktionen</text:span><text:span text:style-name="T13"> </text:span></text:p>
            <text:p text:style-name="P7"><text:span text:style-name="T43"/></text:p>
            <text:p text:style-name="P7"><text:span text:style-name="T43">ERRORSUM=0</text:span></text:p>
            <text:p text:style-name="P7"><text:span text:style-name="T43">ERRORVALUES=""</text:span></text:p>
            <text:p text:style-name="P7"><text:span text:style-name="T43">ERRORTEXTS=""</text:span></text:p>
            <text:p text:style-name="P7"><text:span text:style-name="T43"/></text:p>
            <text:p text:style-name="P7"><text:span text:style-name="T43">errorhandler () {</text:span></text:p>
            <text:p text:style-name="P7"><text:span text:style-name="T43">local lasterror=$1</text:span></text:p>
            <text:p text:style-name="P7"><text:span text:style-name="T43">local behave=$2</text:span></text:p>
            <text:p text:style-name="P7"><text:span text:style-name="T43">local errortext=$3</text:span></text:p>
            <text:p text:style-name="P16"><text:span text:style-name="T43">$COMM "$1=errorvalue $2=INIT/CONT/ENDE/STOP $3=text"</text:span></text:p>
            <text:p text:style-name="P16"><text:span text:style-name="T43">}</text:span></text:p>
          </draw:text-box>
        </draw:frame>
        <presentation:notes draw:style-name="dp2">
          <draw:page-thumbnail draw:style-name="gr2" draw:layer="layout" svg:width="14.848cm" svg:height="11.136cm" svg:x="3.075cm" svg:y="2.257cm" draw:page-number="4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0"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Lokale Variable</text:span></text:p>
            <text:p text:style-name="P7"><text:span text:style-name="T8"/></text:p>
            <text:list text:style-name="L4">
              <text:list-item>
                <text:p text:style-name="P7"><text:span text:style-name="T24">Innerhalb eines Blocks</text:span></text:p>
              </text:list-item>
            </text:list>
            <text:p text:style-name="P7"><text:span text:style-name="T24">{}</text:span></text:p>
            <text:list text:continue-numbering="true" text:style-name="L4">
              <text:list-item>
                <text:p text:style-name="P7"><text:span text:style-name="T24">Vor allem in Funktionen</text:span></text:p>
              </text:list-item>
            </text:list>
          </draw:text-box>
        </draw:frame>
        <presentation:notes draw:style-name="dp2">
          <draw:page-thumbnail draw:style-name="gr2" draw:layer="layout" svg:width="14.848cm" svg:height="11.136cm" svg:x="3.075cm" svg:y="2.257cm" draw:page-number="5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Unbound Variables</text:span></text:p>
            <text:p text:style-name="P7"><text:span text:style-name="T8"/></text:p>
            <text:p text:style-name="P7"><text:span text:style-name="T13">echo ${NOINITIAL}</text:span></text:p>
            <text:p text:style-name="P7"><text:span text:style-name="T24">oder Schreibfehler</text:span></text:p>
            <text:p text:style-name="P7"><text:span text:style-name="T13">echo ${</text:span><text:span text:style-name="T29">NO_OF_FILE}</text:span></text:p>
            <text:p text:style-name="P7"><text:span text:style-name="T29"/></text:p>
            <text:p text:style-name="P7"><text:span text:style-name="T13">set -u</text:span></text:p>
            <text:list text:style-name="L4">
              <text:list-item>
                <text:p text:style-name="P7"><text:span text:style-name="T12"><text:s/></text:span><text:span text:style-name="T12">Skriptabbruch bei unbound Variable</text:span></text:p>
              </text:list-item>
            </text:list>
            <text:p text:style-name="P7"><text:span text:style-name="T9"/></text:p>
          </draw:text-box>
        </draw:frame>
        <presentation:notes draw:style-name="dp2">
          <draw:page-thumbnail draw:style-name="gr2" draw:layer="layout" svg:width="14.848cm" svg:height="11.136cm" svg:x="3.075cm" svg:y="2.257cm" draw:page-number="5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13">date </text:span><text:span text:style-name="T24">– Datum und Zeit</text:span><text:span text:style-name="T46"> </text:span></text:p>
            <text:p text:style-name="P7"><text:span text:style-name="T47"/></text:p>
            <text:p text:style-name="P7"><text:span text:style-name="T43">local TIMESTAMP=`date +"%Y%m%d%H%M%S"`</text:span></text:p>
            <text:p text:style-name="P7"><text:span text:style-name="T43"/></text:p>
            <text:list text:style-name="L4">
              <text:list-item>
                <text:p text:style-name="P7"><text:span text:style-name="T25">Kann viel </text:span></text:p>
              </text:list-item>
              <text:list-item>
                <text:p text:style-name="P7"><text:span text:style-name="T25">Achtung: Systemabhängig</text:span></text:p>
              </text:list-item>
            </text:list>
            <text:p text:style-name="P7"><text:span text:style-name="T38">Linux: </text:span><text:span text:style-name="T31">date --date=100 "+%s"</text:span></text:p>
            <text:p text:style-name="P7"><text:span text:style-name="T48">MAC: </text:span><text:span text:style-name="T49">date --date=100 "+%s"</text:span></text:p>
          </draw:text-box>
        </draw:frame>
        <presentation:notes draw:style-name="dp2">
          <draw:page-thumbnail draw:style-name="gr2" draw:layer="layout" svg:width="14.848cm" svg:height="11.136cm" svg:x="3.075cm" svg:y="2.257cm" draw:page-number="5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13">case </text:span><text:span text:style-name="T24">– der Schalter</text:span><text:span text:style-name="T46"> </text:span></text:p>
            <text:p text:style-name="P7"><text:span text:style-name="T43"/></text:p>
            <text:p text:style-name="P7"><text:span text:style-name="T50">case "$behave" in</text:span></text:p>
            <text:p text:style-name="P7"><text:span text:style-name="T50"><text:s text:c="4"/></text:span><text:span text:style-name="T50">"INIT") $NOTE $TIMESTAMP $errortext;return $lasterror;;</text:span></text:p>
            <text:p text:style-name="P7"><text:span text:style-name="T50"><text:s text:c="4"/></text:span><text:span text:style-name="T50">"CONT") return $lasterror;;</text:span></text:p>
            <text:p text:style-name="P7"><text:span text:style-name="T50"><text:s text:c="4"/></text:span><text:span text:style-name="T50">"ENDE") if [[ $lasterror == 0 ]];then return $lasterror;fi ;;</text:span></text:p>
            <text:p text:style-name="P7"><text:span text:style-name="T50"><text:s text:c="4"/></text:span><text:span text:style-name="T50">"STOP") $NOTE $TIMESTAMP $errortext;;</text:span></text:p>
            <text:p text:style-name="P7"><text:span text:style-name="T50"><text:s text:c="4"/></text:span><text:span text:style-name="T50">*) ;;</text:span></text:p>
            <text:p text:style-name="P7"><text:span text:style-name="T50">esac</text:span></text:p>
            <text:p text:style-name="P7"><text:span text:style-name="T50"/></text:p>
            <text:list text:style-name="L4">
              <text:list-item>
                <text:p text:style-name="P7"><text:span text:style-name="T48">Kann auch regular Expressions</text:span><text:span text:style-name="T50"> </text:span></text:p>
              </text:list-item>
            </text:list>
          </draw:text-box>
        </draw:frame>
        <presentation:notes draw:style-name="dp2">
          <draw:page-thumbnail draw:style-name="gr2" draw:layer="layout" svg:width="14.848cm" svg:height="11.136cm" svg:x="3.075cm" svg:y="2.257cm" draw:page-number="5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8" draw:text-style-name="P8" draw:layer="layout" svg:width="20.85cm" svg:height="14.361cm" svg:x="3.35cm" svg:y="3.221cm">
          <draw:text-box>
            <text:p text:style-name="P7"><text:span text:style-name="T13">if </text:span><text:span text:style-name="T24">– Bedingung</text:span><text:span text:style-name="T46"> </text:span></text:p>
            <text:p text:style-name="P7"><text:span text:style-name="T43"/></text:p>
            <text:p text:style-name="P7"><text:span text:style-name="T51">if [ $lasterror == 0 ];then return $lasterror;fi</text:span></text:p>
            <text:list text:style-name="L4">
              <text:list-item>
                <text:p text:style-name="P7"><text:span text:style-name="T26">Eigentlich steht da:</text:span></text:p>
              </text:list-item>
            </text:list>
            <text:p text:style-name="P7"><text:span text:style-name="T52">if test <text:s/></text:span><text:span text:style-name="T51">$lasterror == 0 </text:span><text:span text:style-name="T53">bzw.</text:span><text:span text:style-name="T51"> i</text:span><text:span text:style-name="T52">f test <text:s/></text:span><text:span text:style-name="T51">$lasterror -eq 0</text:span></text:p>
            <text:list text:continue-numbering="true" text:style-name="L4">
              <text:list-item>
                <text:p text:style-name="P7"><text:span text:style-name="T54">Hauptfehler:Leerzeichen</text:span></text:p>
                <text:p text:style-name="P7"><text:span text:style-name="T51"/></text:p>
                <text:p text:style-name="P7"><text:span text:style-name="T51">if [[ $lasterror == 0 ]];then return $lasterror;fi</text:span></text:p>
                <text:p text:style-name="P7"><text:span text:style-name="T51"/></text:p>
              </text:list-item>
              <text:list-item>
                <text:p text:style-name="P7"><text:span text:style-name="T54">Tipp[[ ]],== usw. Nutzen</text:span></text:p>
              </text:list-item>
              <text:list-item>
                <text:p text:style-name="P7"><text:span text:style-name="T54">Man kann sehr viel testen</text:span></text:p>
                <text:p text:style-name="P7"><text:span text:style-name="T48">z.B. Ist es eine leer Datei?</text:span></text:p>
              </text:list-item>
            </text:list>
            <text:p text:style-name="P7"><text:span text:style-name="T50"/></text:p>
          </draw:text-box>
        </draw:frame>
        <presentation:notes draw:style-name="dp2">
          <draw:page-thumbnail draw:style-name="gr2" draw:layer="layout" svg:width="14.848cm" svg:height="11.136cm" svg:x="3.075cm" svg:y="2.257cm" draw:page-number="5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text:span></text:p>
            <text:p text:style-name="P7"><text:span text:style-name="T14"/></text:p>
            <text:p text:style-name="P7"><text:span text:style-name="T14">ERRORSUM=$((ERRORSUM+lasterror))</text:span></text:p>
            <text:p text:style-name="P7"><text:span text:style-name="T24"/></text:p>
            <text:p text:style-name="P7"><text:span text:style-name="T24">Ist doch ganz einfach:</text:span></text:p>
            <text:p text:style-name="P7"><text:span text:style-name="T24"><text:s/></text:span><text:span text:style-name="T13">let a=1+2</text:span></text:p>
            <text:p text:style-name="P7"><text:span text:style-name="T24"><text:s/></text:span><text:span text:style-name="T29">a=$((1+4))</text:span></text:p>
            <text:p text:style-name="P7"><text:span text:style-name="T25">Integerarithmetik </text:span></text:p>
            <text:p text:style-name="P7"><text:span text:style-name="T25">sizeof(int),also 64bit </text:span></text:p>
          </draw:text-box>
        </draw:frame>
        <presentation:notes draw:style-name="dp2">
          <draw:page-thumbnail draw:style-name="gr2" draw:layer="layout" svg:width="14.848cm" svg:height="11.136cm" svg:x="3.075cm" svg:y="2.257cm" draw:page-number="5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 mit float</text:span></text:p>
            <text:p text:style-name="P7"><text:span text:style-name="T8"/></text:p>
            <text:p text:style-name="P7"><text:span text:style-name="T15">LANG=de_DE.UTF-8;printf "%f" 2</text:span></text:p>
            <text:p text:style-name="P17"><text:span text:style-name="T15">LANG=en_US.UTF-8;printf "%f" 2</text:span></text:p>
            <text:p text:style-name="P7"><text:span text:style-name="T15"/></text:p>
            <text:p text:style-name="P7"><text:span text:style-name="T15">LANG=en_US.UTF-8</text:span></text:p>
            <text:p><text:span text:style-name="T31">echo 1.1 2|\</text:span></text:p>
            <text:p><text:span text:style-name="T31">awk '{printf "%2.2f",$1*$2}'</text:span></text:p>
            <text:p><text:span text:style-name="T38">Es gibt auch </text:span><text:span text:style-name="T31">bc</text:span></text:p>
            <text:p><text:span text:style-name="T11"><text:s/></text:span></text:p>
          </draw:text-box>
        </draw:frame>
        <presentation:notes draw:style-name="dp2">
          <draw:page-thumbnail draw:style-name="gr2" draw:layer="layout" svg:width="14.848cm" svg:height="11.136cm" svg:x="3.075cm" svg:y="2.257cm" draw:page-number="5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8">Weshalb so?</text:span></text:p>
            <text:p text:style-name="P7"><text:span text:style-name="T8"/></text:p>
            <text:list text:style-name="L4">
              <text:list-item>
                <text:p text:style-name="P7"><text:span text:style-name="T8">Ich muss mir nur eine Syntax merken (awk)</text:span></text:p>
              </text:list-item>
              <text:list-item>
                <text:p text:style-name="P7"><text:span text:style-name="T8">Formatierung eingebaut</text:span></text:p>
              </text:list-item>
              <text:list-item>
                <text:p text:style-name="P7"><text:span text:style-name="T8">Variable, die nicht als Zahl interpretiert werden kann, wird 0</text:span></text:p>
              </text:list-item>
            </text:list>
          </draw:text-box>
        </draw:frame>
        <presentation:notes draw:style-name="dp2">
          <draw:page-thumbnail draw:style-name="gr2" draw:layer="layout" svg:width="14.848cm" svg:height="11.136cm" svg:x="3.075cm" svg:y="2.257cm" draw:page-number="5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8">Weshalb will ich das?</text:span></text:p>
            <text:list text:style-name="L4">
              <text:list-header>
                <text:p text:style-name="P7"><text:span text:style-name="T28"/></text:p>
              </text:list-header>
              <text:list-item>
                <text:p text:style-name="P7"><text:span text:style-name="T28">Variable, die nicht als Zahl interpretiert werden kann, wird 0</text:span></text:p>
              </text:list-item>
            </text:list>
            <text:p text:style-name="P7"><text:span text:style-name="T30"/></text:p>
            <text:p text:style-name="P7"><text:span text:style-name="T55">a=1</text:span></text:p>
            <text:p text:style-name="P7"><text:span text:style-name="T55">if [[ a != 0 ]]; then echo ja;fi</text:span></text:p>
            <text:p text:style-name="P7"><text:span text:style-name="T55">if [[ $a != 0 ]]; then echo ja;fi</text:span></text:p>
            <text:p text:style-name="P7"><text:span text:style-name="T55">a=1.5</text:span></text:p>
            <text:p text:style-name="P7"><text:span text:style-name="T55">if [[ $a &gt; 0 ]]; then echo ja;fi</text:span></text:p>
            <text:p text:style-name="P7"><text:span text:style-name="T55">if [[ $a &gt; 1.1 ]]; then echo ja;fi</text:span></text:p>
          </draw:text-box>
        </draw:frame>
        <presentation:notes draw:style-name="dp2">
          <draw:page-thumbnail draw:style-name="gr2" draw:layer="layout" svg:width="14.848cm" svg:height="11.136cm" svg:x="3.075cm" svg:y="2.257cm" draw:page-number="5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13">exit </text:span><text:span text:style-name="T24">Fehlerstatus</text:span></text:p>
            <text:p text:style-name="P7"><text:span text:style-name="T25"/></text:p>
            <text:p text:style-name="P7"><text:span text:style-name="T25">Sollte das letzte Kommando jedes Skriptes sein. </text:span></text:p>
          </draw:text-box>
        </draw:frame>
        <presentation:notes draw:style-name="dp2">
          <draw:page-thumbnail draw:style-name="gr2" draw:layer="layout" svg:width="14.848cm" svg:height="11.136cm" svg:x="3.075cm" svg:y="2.257cm" draw:page-number="5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0" draw:text-style-name="P8" draw:layer="layout" svg:width="21.363cm" svg:height="14.273cm" svg:x="3.65cm" svg:y="3.3cm">
          <draw:text-box>
            <text:p text:style-name="P7"><text:span text:style-name="T8">“</text:span><text:span text:style-name="T8">Libaries”</text:span></text:p>
            <text:p text:style-name="P7"><text:span text:style-name="T31"/></text:p>
            <text:list text:style-name="L4">
              <text:list-item>
                <text:p text:style-name="P7"><text:span text:style-name="T25">Die errorfunctions und die initfunctions packe ich in ein “Libary”</text:span></text:p>
              </text:list-item>
            </text:list>
            <text:p text:style-name="P7"><text:span text:style-name="T56">#!/bin/bash</text:span></text:p>
            <text:p text:style-name="P7"><text:span text:style-name="T56"/></text:p>
            <text:p text:style-name="P7"><text:span text:style-name="T56">. /opt/bin/initfunctions</text:span></text:p>
            <text:p text:style-name="P7"><text:span text:style-name="T56">. /opt/bin/errorfunctions</text:span></text:p>
            <text:p text:style-name="P7"><text:span text:style-name="T56">COMM=":"</text:span></text:p>
            <text:p text:style-name="P7"><text:span text:style-name="T56">errorhandler 0 INIT $0</text:span></text:p>
          </draw:text-box>
        </draw:frame>
        <presentation:notes draw:style-name="dp2">
          <draw:page-thumbnail draw:style-name="gr2" draw:layer="layout" svg:width="14.848cm" svg:height="11.136cm" svg:x="3.075cm" svg:y="2.257cm" draw:page-number="6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Große Zahlen</text:span></text:p>
            <text:p text:style-name="P7"><text:span text:style-name="T8"/></text:p>
            <text:list text:style-name="L4">
              <text:list-item>
                <text:p text:style-name="P7"><text:span text:style-name="T8"><text:s/></text:span><text:span text:style-name="T8">Pythonskript aufrufen</text:span></text:p>
              </text:list-item>
              <text:list-item>
                <text:p text:style-name="P7"><text:span text:style-name="T8"><text:s/></text:span><text:span text:style-name="T8">Beispiel IBAN</text:span></text:p>
              </text:list-item>
            </text:list>
            <text:p text:style-name="P7"><text:span text:style-name="T31"/></text:p>
            <text:p><text:span text:style-name="T11"><text:s/></text:span></text:p>
          </draw:text-box>
        </draw:frame>
        <presentation:notes draw:style-name="dp2">
          <draw:page-thumbnail draw:style-name="gr2" draw:layer="layout" svg:width="14.848cm" svg:height="11.136cm" svg:x="3.075cm" svg:y="2.257cm" draw:page-number="6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1" draw:text-style-name="P8" draw:layer="layout" svg:width="20.85cm" svg:height="14.461cm" svg:x="3.65cm" svg:y="3.3cm">
          <draw:text-box>
            <text:p text:style-name="P7"><text:span text:style-name="T8">Arrays</text:span></text:p>
            <text:p text:style-name="P7"><text:span text:style-name="T8"/></text:p>
            <text:p text:style-name="P7"><text:span text:style-name="T57">declare -A dayoftheweek</text:span></text:p>
            <text:p text:style-name="P7"><text:span text:style-name="T57">dayoftheweek["Mon"]="mo"</text:span></text:p>
            <text:p text:style-name="P7"><text:span text:style-name="T57">dayoftheweek["Tue"]="di"</text:span></text:p>
            <text:p text:style-name="P7"><text:span text:style-name="T57">dayoftheweek["Wed"]="mi"</text:span></text:p>
            <text:p text:style-name="P7"><text:span text:style-name="T57">dayoftheweek["Thu"]="do"</text:span></text:p>
            <text:p text:style-name="P7"><text:span text:style-name="T57">dayoftheweek["Fri"]="fr"</text:span></text:p>
            <text:p text:style-name="P7"><text:span text:style-name="T57">dayoftheweek["Sat"]="sa"</text:span></text:p>
            <text:p text:style-name="P7"><text:span text:style-name="T57">dayoftheweek["Sun"]="so"</text:span></text:p>
            <text:p text:style-name="P7"><text:span text:style-name="T31"/></text:p>
            <text:list text:style-name="L4">
              <text:list-item>
                <text:p text:style-name="P7"><text:span text:style-name="T38">Assoziativer Arrays</text:span></text:p>
              </text:list-item>
            </text:list>
            <text:p><text:span text:style-name="T11"><text:s/></text:span></text:p>
          </draw:text-box>
        </draw:frame>
        <presentation:notes draw:style-name="dp2">
          <draw:page-thumbnail draw:style-name="gr2" draw:layer="layout" svg:width="14.848cm" svg:height="11.136cm" svg:x="3.075cm" svg:y="2.257cm" draw:page-number="6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Warten</text:span></text:p>
            <text:p text:style-name="P7"><text:span text:style-name="T25"/></text:p>
            <text:p text:style-name="P7"><text:span text:style-name="T29">sleep</text:span><text:span text:style-name="T25"> &lt;Sekunden&gt;</text:span></text:p>
            <text:p text:style-name="P7"><text:span text:style-name="T29"/></text:p>
            <text:p text:style-name="P7"><text:span text:style-name="T29">wait </text:span><text:span text:style-name="T25">&lt;prozess id&gt;</text:span></text:p>
            <text:p text:style-name="P7"><text:span text:style-name="T29">startbackroundcmd &amp;</text:span></text:p>
            <text:p text:style-name="P7"><text:span text:style-name="T29">pid_startbackroundcmd=$!</text:span></text:p>
            <text:p text:style-name="P7"><text:span text:style-name="T29"/></text:p>
          </draw:text-box>
        </draw:frame>
        <presentation:notes draw:style-name="dp2">
          <draw:page-thumbnail draw:style-name="gr2" draw:layer="layout" svg:width="14.848cm" svg:height="11.136cm" svg:x="3.075cm" svg:y="2.257cm" draw:page-number="6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Kopf und Fuss</text:span></text:p>
            <text:p text:style-name="P7"><text:span text:style-name="T25"/></text:p>
            <text:p text:style-name="P7"><text:span text:style-name="T29">head</text:span><text:span text:style-name="T25"> <text:s/>&lt;textfile&gt;</text:span></text:p>
            <text:p text:style-name="P7"><text:span text:style-name="T29"><text:s/></text:span><text:span text:style-name="T29">head -1 </text:span><text:span text:style-name="T25">tabelle.csv</text:span></text:p>
            <text:p text:style-name="P7"><text:span text:style-name="T29">tail</text:span><text:span text:style-name="T25"> <text:s/>&lt;textfile&gt;</text:span></text:p>
            <text:p text:style-name="P7"><text:span text:style-name="T25"><text:s/></text:span><text:span text:style-name="T29">tail -f</text:span><text:span text:style-name="T25"> /var/log/syslog</text:span></text:p>
          </draw:text-box>
        </draw:frame>
        <presentation:notes draw:style-name="dp2">
          <draw:page-thumbnail draw:style-name="gr2" draw:layer="layout" svg:width="14.848cm" svg:height="11.136cm" svg:x="3.075cm" svg:y="2.257cm" draw:page-number="6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Wo und was</text:span></text:p>
            <text:p text:style-name="P7"><text:span text:style-name="T25"/></text:p>
            <text:p text:style-name="P7"><text:span text:style-name="T29">which</text:span><text:span text:style-name="T25"> &lt;command&gt;</text:span></text:p>
            <text:p text:style-name="P7"><text:span text:style-name="T25"><text:s/></text:span><text:span text:style-name="T29">which</text:span><text:span text:style-name="T25"> echo</text:span></text:p>
            <text:p text:style-name="P7"><text:span text:style-name="T29">file</text:span><text:span text:style-name="T25"> &lt;list of files&gt;</text:span></text:p>
            <text:p text:style-name="P7"><text:span text:style-name="T25"><text:s/></text:span><text:span text:style-name="T29">file</text:span><text:span text:style-name="T25"> `which echo`</text:span></text:p>
            <text:p text:style-name="P7"><text:span text:style-name="T29">find</text:span><text:span text:style-name="T58"> &lt;dir&gt; [options]</text:span></text:p>
          </draw:text-box>
        </draw:frame>
        <presentation:notes draw:style-name="dp2">
          <draw:page-thumbnail draw:style-name="gr2" draw:layer="layout" svg:width="14.848cm" svg:height="11.136cm" svg:x="3.075cm" svg:y="2.257cm" draw:page-number="6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Dateien jonglieren</text:span></text:p>
            <text:p text:style-name="P7"><text:span text:style-name="T25"/></text:p>
            <text:p text:style-name="P7"><text:span text:style-name="T29">diff</text:span><text:span text:style-name="T25"> &lt;file1&gt; &lt;file2&gt;</text:span></text:p>
            <text:p text:style-name="P7"><text:span text:style-name="T29">join</text:span><text:span text:style-name="T25"> &lt;s-file1&gt; &lt;s-file2&gt;</text:span></text:p>
            <text:p text:style-name="P7"><text:span text:style-name="T29">tar </text:span><text:span text:style-name="T25">&lt;options&gt; &lt;tarfile&gt;</text:span></text:p>
            <text:p text:style-name="P7"><text:span text:style-name="T25"><text:s/></text:span><text:span text:style-name="T25">Warnung vor cp -R</text:span></text:p>
            <text:p text:style-name="P7"><text:span text:style-name="T25"><text:s/></text:span><text:span text:style-name="T25">besser tar</text:span></text:p>
          </draw:text-box>
        </draw:frame>
        <presentation:notes draw:style-name="dp2">
          <draw:page-thumbnail draw:style-name="gr2" draw:layer="layout" svg:width="14.848cm" svg:height="11.136cm" svg:x="3.075cm" svg:y="2.257cm" draw:page-number="6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Endlos und bedingt</text:span></text:p>
            <text:p text:style-name="P7"><text:span text:style-name="T25"/></text:p>
            <text:p text:style-name="P7"><text:span text:style-name="T25">Endlosschleife</text:span></text:p>
            <text:p text:style-name="P7"><text:span text:style-name="T29">while [[ 1 ]]; do </text:span></text:p>
            <text:p text:style-name="P7"><text:span text:style-name="T29"><text:s text:c="4"/></text:span><text:span text:style-name="T29">echo x;read </text:span></text:p>
            <text:p text:style-name="P7"><text:span text:style-name="T29">done</text:span></text:p>
            <text:p text:style-name="P7"><text:span text:style-name="T25">Bedingte Ausführung</text:span></text:p>
            <text:p text:style-name="P7"><text:span text:style-name="T29">ls log.csv &amp;&amp; echo ja</text:span></text:p>
          </draw:text-box>
        </draw:frame>
        <presentation:notes draw:style-name="dp2">
          <draw:page-thumbnail draw:style-name="gr2" draw:layer="layout" svg:width="14.848cm" svg:height="11.136cm" svg:x="3.075cm" svg:y="2.257cm" draw:page-number="6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Viele Parameter - </text:span><text:span text:style-name="T13">shift</text:span></text:p>
            <text:p text:style-name="P7"><text:span text:style-name="T25">#check all files in /bin</text:span></text:p>
            <text:p text:style-name="P7"><text:span text:style-name="T29">cd bin;chkallf *</text:span></text:p>
            <text:p text:style-name="P7"><text:span text:style-name="T45">#!/bin/bash</text:span></text:p>
            <text:p text:style-name="P7"><text:span text:style-name="T45">set -u</text:span></text:p>
            <text:p text:style-name="P7"><text:span text:style-name="T45">if [[ $# &lt; 1 ]]; then</text:span></text:p>
            <text:p text:style-name="P7"><text:span text:style-name="T45"><text:s/></text:span><text:span text:style-name="T45">echo zu wenig Parameter</text:span></text:p>
            <text:p text:style-name="P7"><text:span text:style-name="T45">fi</text:span></text:p>
            <text:p text:style-name="P7"><text:span text:style-name="T45">while [[ $# &gt; 0 ]]; do</text:span></text:p>
            <text:p text:style-name="P7"><text:span text:style-name="T45"><text:s/></text:span><text:span text:style-name="T45">file $1</text:span></text:p>
            <text:p text:style-name="P7"><text:span text:style-name="T45"><text:s/></text:span><text:span text:style-name="T45">shift</text:span></text:p>
            <text:p text:style-name="P7"><text:span text:style-name="T45">done </text:span></text:p>
          </draw:text-box>
        </draw:frame>
        <presentation:notes draw:style-name="dp2">
          <draw:page-thumbnail draw:style-name="gr2" draw:layer="layout" svg:width="14.848cm" svg:height="11.136cm" svg:x="3.075cm" svg:y="2.257cm" draw:page-number="6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Portabel Programmieren</text:span></text:p>
            <text:p text:style-name="P7"><text:span text:style-name="T24"/></text:p>
            <text:p text:style-name="P7"><text:span text:style-name="T13">awk=/usr/bin/gnu/awk</text:span></text:p>
            <text:p text:style-name="P7"><text:span text:style-name="T24"/></text:p>
            <text:p text:style-name="P7"><text:span text:style-name="T29">cat log.csv| $awk ...</text:span></text:p>
            <text:p text:style-name="P7"><text:span text:style-name="T25"/></text:p>
            <text:p text:style-name="P7"><text:span text:style-name="T25"/></text:p>
            <text:p text:style-name="P7"><text:span text:style-name="T25"/></text:p>
          </draw:text-box>
        </draw:frame>
        <presentation:notes draw:style-name="dp2">
          <draw:page-thumbnail draw:style-name="gr2" draw:layer="layout" svg:width="14.848cm" svg:height="11.136cm" svg:x="3.075cm" svg:y="2.257cm" draw:page-number="6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2" draw:text-style-name="P8" draw:layer="layout" svg:width="20.483cm" svg:height="14.208cm" svg:x="3.65cm" svg:y="3.3cm">
          <draw:text-box>
            <text:p text:style-name="P7"><text:span text:style-name="T13">awk</text:span><text:span text:style-name="T24"> Systemcalls</text:span></text:p>
            <text:p text:style-name="P7"><text:span text:style-name="T24"/></text:p>
            <text:p text:style-name="P7"><text:span text:style-name="T29">awk</text:span><text:span text:style-name="T25"> \</text:span></text:p>
            <text:p text:style-name="P7"><text:span text:style-name="T25">'{dir="/bin";\</text:span></text:p>
            <text:p text:style-name="P7"><text:span text:style-name="T25">cmd="ls "dir;\</text:span></text:p>
            <text:p text:style-name="P7"><text:span text:style-name="T25">system(cmd)}'</text:span></text:p>
            <text:p text:style-name="P7"><text:span text:style-name="T24"/></text:p>
            <text:p text:style-name="P7"><text:span text:style-name="T25"/></text:p>
          </draw:text-box>
        </draw:frame>
        <presentation:notes draw:style-name="dp2">
          <draw:page-thumbnail draw:style-name="gr2" draw:layer="layout" svg:width="14.848cm" svg:height="11.136cm" svg:x="3.075cm" svg:y="2.257cm" draw:page-number="7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3" draw:text-style-name="P8" draw:layer="layout" svg:width="20.483cm" svg:height="14.623cm" svg:x="3.65cm" svg:y="3.3cm">
          <draw:text-box>
            <text:p text:style-name="P7"><text:span text:style-name="T24">vi – manchmal ist er da </text:span></text:p>
            <text:p text:style-name="P7"><text:span text:style-name="T24"/></text:p>
            <text:p text:style-name="P7"><text:span text:style-name="T59">ESC (vielleicht mehrmals)</text:span></text:p>
            <text:p text:style-name="P7"><text:span text:style-name="T29">→</text:span></text:p>
            <text:p text:style-name="P7"><text:span text:style-name="T60">Befehlsmodus</text:span></text:p>
            <text:p text:style-name="P7"><text:span text:style-name="T60">Dann:</text:span></text:p>
            <text:p text:style-name="P7"><text:span text:style-name="T60">:</text:span></text:p>
            <text:p text:style-name="P7"><text:span text:style-name="T60">q!</text:span></text:p>
            <text:p text:style-name="P7"><text:span text:style-name="T25"/></text:p>
          </draw:text-box>
        </draw:frame>
        <presentation:notes draw:style-name="dp2">
          <draw:page-thumbnail draw:style-name="gr2" draw:layer="layout" svg:width="14.848cm" svg:height="11.136cm" svg:x="3.075cm" svg:y="2.257cm" draw:page-number="7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2" draw:text-style-name="P8" draw:layer="layout" svg:width="20.483cm" svg:height="14.208cm" svg:x="3.65cm" svg:y="3.3cm">
          <draw:text-box>
            <text:p text:style-name="P7"><text:span text:style-name="T13">bash ≠</text:span><text:span text:style-name="T24"> </text:span><text:span text:style-name="T13">sh</text:span></text:p>
            <text:p text:style-name="P7"><text:span text:style-name="T59"/></text:p>
            <text:p text:style-name="P7"><text:span text:style-name="T61">bash v3 ≠ bash v4 ≠ bash v5</text:span></text:p>
            <text:p text:style-name="P7"><text:span text:style-name="T59"/></text:p>
            <text:p text:style-name="P7"><text:span text:style-name="T59">[[ ]] (( ))</text:span></text:p>
            <text:p text:style-name="P7"><text:span text:style-name="T59">gibt es nur in der bash <text:s/></text:span></text:p>
          </draw:text-box>
        </draw:frame>
        <presentation:notes draw:style-name="dp2">
          <draw:page-thumbnail draw:style-name="gr2" draw:layer="layout" svg:width="14.848cm" svg:height="11.136cm" svg:x="3.075cm" svg:y="2.257cm" draw:page-number="7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092cm" svg:y="3.3cm">
          <draw:text-box>
            <text:p text:style-name="P7"><text:span text:style-name="T8">Links:</text:span></text:p>
            <text:p text:style-name="P7"><text:span text:style-name="T28"><text:s/></text:span><text:span text:style-name="T28">http://openbook.rheinwerk-verlag.de/shell_programmierung/</text:span></text:p>
            <text:p text:style-name="P7"><text:span text:style-name="T28"/></text:p>
            <text:p text:style-name="P7"><text:span text:style-name="T28">https://www.uni-math.gwdg.de/koospal/website/vortraege/</text:span></text:p>
            <text:p text:style-name="P7"><text:span text:style-name="T28"/></text:p>
            <text:p text:style-name="P7"><text:span text:style-name="T28">https://github.com/koospal/</text:span></text:p>
            <text:p text:style-name="P7"><text:span text:style-name="T28"/></text:p>
          </draw:text-box>
        </draw:frame>
        <presentation:notes draw:style-name="dp2">
          <draw:page-thumbnail draw:style-name="gr2" draw:layer="layout" svg:width="14.848cm" svg:height="11.136cm" svg:x="3.075cm" svg:y="2.257cm" draw:page-number="7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4"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1.091cm" svg:height="42cm" svg:x="2.818cm" svg:y="3cm">
          <draw:text-box>
            <text:p text:style-name="P7"><text:span text:style-name="T8">Variable und Typen</text:span></text:p>
            <text:p text:style-name="P7"><text:span text:style-name="T8"/></text:p>
            <text:p text:style-name="P7"><text:span text:style-name="T8">Varibalen sind Bezeichner,</text:span></text:p>
            <text:p text:style-name="P7"><text:span text:style-name="T8">die auf eine Speicherstelle</text:span></text:p>
            <text:p text:style-name="P7"><text:span text:style-name="T8">im Hauptspeicher zeigen.</text:span></text:p>
            <text:p text:style-name="P7"><text:span text:style-name="T8">Der Wert ist die Bitfolge</text:span></text:p>
            <text:p text:style-name="P7"><text:span text:style-name="T8">an der Speicherstelle.</text:span></text:p>
            <text:p text:style-name="P7"><text:span text:style-name="T8">Typ ist immer String.</text:span></text:p>
            <text:p text:style-name="P7"><text:span text:style-name="T8"><text:s text:c="2"/></text:span></text:p>
          </draw:text-box>
        </draw:frame>
        <presentation:notes draw:style-name="dp2">
          <draw:page-thumbnail draw:style-name="gr2" draw:layer="layout" svg:width="14.848cm" svg:height="11.136cm" svg:x="3.075cm" svg:y="2.257cm" draw:page-number="7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presentation:settings presentation:start-page="page24"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keyboard_5f_lay" draw:display-name="keyboard_lay" xlink:href="Pictures/100000000000032000000258E33DF91F270FA9FA.png" xlink:type="simple" xlink:show="embed" xlink:actuate="onLoad"/>
    <draw:marker draw:name="Arrow" svg:viewBox="0 0 20 30" svg:d="M10 0l-10 30h20z"/>
    <style:default-style style:family="graphic">
      <style:graphic-properties svg:stroke-color="#808080" draw:fill-color="#cfe7f5" fo:wrap-option="no-wrap"/>
      <style:paragraph-properties fo:margin-left="1.2cm" fo:margin-right="0cm" fo:text-indent="-0.9cm" style:text-autospace="ideograph-alpha" style:punctuation-wrap="simple" style:line-break="strict" style:font-independent-line-spacing="false">
        <style:tab-stops/>
      </style:paragraph-properties>
      <style:text-properties fo:color="#000000" style:font-name="Helvetica" fo:font-size="22pt" fo:language="en" fo:country="US"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ffffff" draw:fill-image-width="0cm" draw:fill-image-height="0cm"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ohne_20_Füllung_20_und_20_Linie" style:display-name="Objekt ohne Füllung und Linie" style:family="graphic" style:parent-style-name="standard">
      <style:graphic-properties draw:stroke="none" draw:fill="none"/>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 fo:font-family="OpenSymbol, 'Arial Unicode MS'" fo:font-size="12pt" fo:language="en" fo:country="US" style:font-name-asian="OpenSymbol" style:font-family-asian="OpenSymbol, 'Arial Unicode MS'" style:language-asian="en" style:country-asian="US" style:font-name-complex="OpenSymbol"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textarea-horizontal-align="left" draw:auto-grow-height="true" draw:auto-grow-width="true" fo:min-height="1.025cm" fo:min-width="8.295cm"/>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9" style:family="paragraph">
      <loext:graphic-properties draw:fill="none" draw:opacity="100%"/>
      <style:paragraph-properties fo:text-align="center"/>
    </style:style>
    <style:style style:name="MP1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keyboard" style:page-layout-name="PM1" draw:style-name="Mdp1">
      <draw:frame presentation:style-name="Mpr1" draw:text-style-name="MP2"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2.18cm" svg:x="2.5cm" svg:y="6cm" presentation:class="outline" presentation:placeholder="true">
        <draw:text-box/>
      </draw:frame>
      <draw:frame presentation:style-name="Mpr2" draw:text-style-name="MP4" draw:layer="backgroundobjects" svg:width="6.523cm" svg:height="1.448cm" svg:x="1.4cm" svg:y="19.131cm" presentation:class="date-time">
        <draw:text-box>
          <text:p text:style-name="MP3"><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Java Land 2019</text:span></text:p>
        </draw:text-box>
      </draw:frame>
      <draw:frame presentation:style-name="Mpr2" draw:text-style-name="MP8" draw:layer="backgroundobjects" svg:width="6.523cm" svg:height="1.448cm" svg:x="20.076cm" svg:y="19.131cm" presentation:class="page-number">
        <draw:text-box>
          <text:p text:style-name="MP7"><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4" draw:layer="backgroundobjects" svg:width="9.113cm" svg:height="1.484cm" svg:x="0cm" svg:y="0cm" presentation:class="header">
          <draw:text-box>
            <text:p text:style-name="MP3"><text:span text:style-name="MT1"><presentation:header/></text:span></text:p>
          </draw:text-box>
        </draw:frame>
        <draw:frame presentation:style-name="Mpr3" draw:text-style-name="MP8" draw:layer="backgroundobjects" svg:width="9.113cm" svg:height="1.484cm" svg:x="11.886cm" svg:y="0cm" presentation:class="date-time">
          <draw:text-box>
            <text:p text:style-name="MP7"><text:span text:style-name="MT1"><presentation:date-time/></text:span></text:p>
          </draw:text-box>
        </draw:frame>
        <draw:frame presentation:style-name="Mpr4" draw:text-style-name="MP4" draw:layer="backgroundobjects" svg:width="9.113cm" svg:height="1.484cm" svg:x="0cm" svg:y="28.215cm" presentation:class="footer">
          <draw:text-box>
            <text:p text:style-name="MP3"><text:span text:style-name="MT1"><presentation:footer/></text:span></text:p>
          </draw:text-box>
        </draw:frame>
        <draw:frame presentation:style-name="Mpr4" draw:text-style-name="MP8" draw:layer="backgroundobjects" svg:width="9.113cm" svg:height="1.484cm" svg:x="11.886cm" svg:y="28.215cm" presentation:class="page-number">
          <draw:text-box>
            <text:p text:style-name="MP7"><text:span text:style-name="MT1"><text:page-number>&lt;number&gt;</text:page-number></text:span></text:p>
          </draw:text-box>
        </draw:frame>
      </presentation:notes>
    </style:master-page>
    <style:master-page style:name="prs-novelty" style:page-layout-name="PM1" draw:style-name="Mdp2">
      <draw:frame draw:style-name="Mgr1" draw:text-style-name="MP9" draw:layer="backgroundobjects" svg:width="28.001cm" svg:height="21.001cm" svg:x="0cm" svg:y="-0.525cm">
        <draw:image xlink:href="Pictures/100000000000032000000258BA70D8E062C4CE96.jpg" xlink:type="simple" xlink:show="embed" xlink:actuate="onLoad">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2.18cm" svg:x="2.285cm" svg:y="5.938cm" presentation:class="outline" presentation:placeholder="true">
        <draw:text-box/>
      </draw:frame>
      <draw:frame draw:style-name="Mgr2" draw:text-style-name="MP10" draw:layer="backgroundobjects" svg:width="8.295cm" svg:height="1.025cm" svg:x="15.366cm" svg:y="17.4cm">
        <draw:text-box>
          <text:p>Java Land 2019</text:p>
        </draw:text-box>
      </draw:frame>
      <presentation:notes style:page-layout-name="PM2">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m0$Build-2</meta:generator>
    <meta:creation-date>2002-10-27T19:58:13</meta:creation-date>
    <dc:date>2019-03-20T11:25:44.881824376</dc:date>
    <meta:print-date>2006-09-11T12:32:19</meta:print-date>
    <dc:language>en-US</dc:language>
    <meta:editing-cycles>507</meta:editing-cycles>
    <meta:editing-duration>P7DT4H28M23S</meta:editing-duration>
    <meta:document-statistic meta:object-count="390"/>
    <meta:user-defined meta:name="Info 1"/>
    <meta:user-defined meta:name="Info 2"/>
    <meta:user-defined meta:name="Info 3"/>
    <meta:user-defined meta:name="Info 4"/>
  </office:meta>
</office:document-meta>
</file>